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22pt" style:font-size-asian="22pt" style:font-size-complex="22pt"/>
    </style:style>
    <style:style style:name="P2" style:family="paragraph" style:parent-style-name="Preformatted_20_Text">
      <style:paragraph-properties fo:text-align="center" style:justify-single-word="false"/>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RYL SYSTEMS PVT LTD</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
      <text:p text:style-name="P2">GRADUATE ENGINEER TRAINEE</text:p>
      <text:p text:style-name="P2">ROHIT DIXIT</text:p>
      <text:p text:style-name="P2">BASICS OF LINUX COMMAND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1) pwd-&gt;(shows present working directory)</text:p>
      <text:p text:style-name="Preformatted_20_Text"><text:s/>syntax-pwd</text:p>
      <text:p text:style-name="Preformatted_20_Text"/>
      <text:p text:style-name="Preformatted_20_Text"><text:s/>output-&gt;</text:p>
      <text:p text:style-name="Preformatted_20_Text"><text:s/>beryl@beryl-Latitude-7490:~$ pwd</text:p>
      <text:p text:style-name="Preformatted_20_Text">/home/beryl</text:p>
      <text:p text:style-name="Preformatted_20_Text"/>
      <text:p text:style-name="Preformatted_20_Text">options</text:p>
      <text:p text:style-name="Preformatted_20_Text">e.g-&gt;pwd -L(shows symbolic path)</text:p>
      <text:p text:style-name="Preformatted_20_Text">beryl@beryl-Latitude-7490:~$ pwd -L</text:p>
      <text:p text:style-name="Preformatted_20_Text">/home/beryl</text:p>
      <text:p text:style-name="Preformatted_20_Text">e.g-&gt;pwd -P(shows actual path)</text:p>
      <text:p text:style-name="Preformatted_20_Text">beryl@beryl-Latitude-7490:~$ pwd -P</text:p>
      <text:p text:style-name="Preformatted_20_Text">/home/beryl</text:p>
      <text:p text:style-name="Preformatted_20_Text"/>
      <text:p text:style-name="Preformatted_20_Text">2) cd-&gt;(to change the directory)</text:p>
      <text:p text:style-name="Preformatted_20_Text">syntax-&gt;cd nameofdirectory</text:p>
      <text:p text:style-name="Preformatted_20_Text">output-&gt;</text:p>
      <text:p text:style-name="Preformatted_20_Text">beryl@beryl-Latitude-7490:~$ cd Desktop</text:p>
      <text:p text:style-name="Preformatted_20_Text">beryl@beryl-Latitude-7490:~/Desktop$</text:p>
      <text:p text:style-name="Preformatted_20_Text"/>
      <text:p text:style-name="Preformatted_20_Text">options</text:p>
      <text:p text:style-name="Preformatted_20_Text">e.g-&gt; cd Desktop/rohit(we goto desktop then in rohit)</text:p>
      <text:p text:style-name="Preformatted_20_Text">beryl@beryl-Latitude-7490:~$ cd Desktop/rohit</text:p>
      <text:p text:style-name="Preformatted_20_Text">beryl@beryl-Latitude-7490:~/Desktop/rohit$ ls</text:p>
      <text:p text:style-name="Preformatted_20_Text">er.txt <text:s/>ry.txt <text:s/>test1.txt</text:p>
      <text:p text:style-name="Preformatted_20_Text"/>
      <text:p text:style-name="Preformatted_20_Text">e.g-&gt; cd ~ or cd(return to home directory)</text:p>
      <text:p text:style-name="Preformatted_20_Text">beryl@beryl-Latitude-7490:~$ cd Desktop/rohit</text:p>
      <text:p text:style-name="Preformatted_20_Text">beryl@beryl-Latitude-7490:~/Desktop/rohit$ ls</text:p>
      <text:p text:style-name="Preformatted_20_Text">er.txt <text:s/>ry.txt <text:s/>test1.txt</text:p>
      <text:p text:style-name="Preformatted_20_Text">beryl@beryl-Latitude-7490:~/Desktop/rohit$ cd ~</text:p>
      <text:p text:style-name="Preformatted_20_Text">beryl@beryl-Latitude-7490:~$ </text:p>
      <text:p text:style-name="Preformatted_20_Text"/>
      <text:p text:style-name="Preformatted_20_Text">e.g-&gt; cd ..(we can move to the parent directory of the current directory)</text:p>
      <text:p text:style-name="Preformatted_20_Text">beryl@beryl-Latitude-7490:~$ cd Desktop/rohit</text:p>
      <text:p text:style-name="Preformatted_20_Text">beryl@beryl-Latitude-7490:~/Desktop/rohit$ cd ..</text:p>
      <text:p text:style-name="Preformatted_20_Text">beryl@beryl-Latitude-7490:~/Desktop$ </text:p>
      <text:p text:style-name="Preformatted_20_Text"/>
      <text:p text:style-name="Preformatted_20_Text"/>
      <text:p text:style-name="Preformatted_20_Text">3) ls or ls~( list all the files)</text:p>
      <text:p text:style-name="Preformatted_20_Text">syntax-ls</text:p>
      <text:p text:style-name="Preformatted_20_Text">output-&gt;</text:p>
      <text:p text:style-name="Preformatted_20_Text">beryl@beryl-Latitude-7490:~$ ls</text:p>
      <text:p text:style-name="Preformatted_20_Text">Desktop <text:s/>Documents <text:s/>Downloads <text:s/>Music <text:s/>Pictures <text:s/>Public <text:s/>snap <text:s/>Templates <text:s/>Videos</text:p>
      <text:p text:style-name="Preformatted_20_Text"/>
      <text:p text:style-name="Preformatted_20_Text">e.g-&gt; ls -a(to show all files including hidden files also)</text:p>
      <text:p text:style-name="Preformatted_20_Text">beryl@beryl-Latitude-7490:~$ ls</text:p>
      <text:p text:style-name="Preformatted_20_Text">Desktop <text:s text:c="3"/>Downloads <text:s text:c="30"/>Music <text:s text:c="4"/>Public <text:s/>Templates</text:p>
      <text:p text:style-name="Preformatted_20_Text">Documents <text:s/>google-chrome-stable_current_amd64.deb <text:s/>Pictures <text:s/>snap <text:s text:c="3"/>Videos</text:p>
      <text:p text:style-name="Preformatted_20_Text">beryl@beryl-Latitude-7490:~$ ls -a</text:p>
      <text:p text:style-name="Preformatted_20_Text">. <text:s text:c="38"/>.local</text:p>
      <text:p text:style-name="Preformatted_20_Text">.. <text:s text:c="37"/>.mozilla</text:p>
      <text:p text:style-name="Preformatted_20_Text">.bash_history <text:s text:c="26"/>Music</text:p>
      <text:p text:style-name="Preformatted_20_Text">.bash_logout <text:s text:c="27"/>Pictures</text:p>
      <text:p text:style-name="Preformatted_20_Text">.bashrc <text:s text:c="32"/>.pki</text:p>
      <text:p text:style-name="Preformatted_20_Text">.cache <text:s text:c="33"/>.profile</text:p>
      <text:p text:style-name="Preformatted_20_Text">.config <text:s text:c="32"/>Public</text:p>
      <text:p text:style-name="Preformatted_20_Text">Desktop <text:s text:c="32"/>snap</text:p>
      <text:p text:style-name="Preformatted_20_Text">Documents <text:s text:c="30"/>.ssh</text:p>
      <text:p text:style-name="Preformatted_20_Text"><text:soft-page-break/>Downloads <text:s text:c="30"/>.sudo_as_admin_successful</text:p>
      <text:p text:style-name="Preformatted_20_Text">.gnome <text:s text:c="33"/>Templates</text:p>
      <text:p text:style-name="Preformatted_20_Text">.gnupg <text:s text:c="33"/>Videos</text:p>
      <text:p text:style-name="Preformatted_20_Text">google-chrome-stable_current_amd64.deb</text:p>
      <text:p text:style-name="Preformatted_20_Text"/>
      <text:p text:style-name="Preformatted_20_Text">options</text:p>
      <text:p text:style-name="Preformatted_20_Text">e.g-&gt;ls -l(show files in long list format)</text:p>
      <text:p text:style-name="Preformatted_20_Text">beryl@beryl-Latitude-7490:~$ ls -l</text:p>
      <text:p text:style-name="Preformatted_20_Text">total 90844</text:p>
      <text:p text:style-name="Preformatted_20_Text">drwxr-xr-x 3 beryl beryl <text:s text:c="4"/>4096 Dec 14 19:05 Desktop</text:p>
      <text:p text:style-name="Preformatted_20_Text">drwxr-xr-x 2 beryl beryl <text:s text:c="4"/>4096 Dec 14 12:50 Documents</text:p>
      <text:p text:style-name="Preformatted_20_Text">drwxr-xr-x 2 beryl beryl <text:s text:c="4"/>4096 Dec 14 13:15 Downloads</text:p>
      <text:p text:style-name="Preformatted_20_Text">-rw-rw-r-- 1 beryl beryl 92980892 Dec 13 02:52 google-chrome-stable_current_amd64.deb</text:p>
      <text:p text:style-name="Preformatted_20_Text">drwxr-xr-x 2 beryl beryl <text:s text:c="4"/>4096 Dec 14 12:50 Music</text:p>
      <text:p text:style-name="Preformatted_20_Text">drwxr-xr-x 2 beryl beryl <text:s text:c="4"/>4096 Dec 14 17:48 Pictures</text:p>
      <text:p text:style-name="Preformatted_20_Text">drwxr-xr-x 2 beryl beryl <text:s text:c="4"/>4096 Dec 14 12:50 Public</text:p>
      <text:p text:style-name="Preformatted_20_Text">drwx------ 3 beryl beryl <text:s text:c="4"/>4096 Dec 14 13:13 snap</text:p>
      <text:p text:style-name="Preformatted_20_Text">drwxr-xr-x 2 beryl beryl <text:s text:c="4"/>4096 Dec 14 12:50 Templates</text:p>
      <text:p text:style-name="Preformatted_20_Text">drwxr-xr-x 2 beryl beryl <text:s text:c="4"/>4096 Dec 14 12:50 Videos</text:p>
      <text:p text:style-name="Preformatted_20_Text"/>
      <text:p text:style-name="Preformatted_20_Text"/>
      <text:p text:style-name="Preformatted_20_Text">e.g-&gt;ls -l --block-size=[SIZE] ( display the file size of your list in a particular format or size, then you can use this command. Just put the size in place of [SIZE] as per your requirement.)</text:p>
      <text:p text:style-name="Preformatted_20_Text">syntax-&gt;ls -l --block-size=[SIZE] <text:s/></text:p>
      <text:p text:style-name="Preformatted_20_Text">output-&gt;</text:p>
      <text:p text:style-name="Preformatted_20_Text">beryl@beryl-Latitude-7490:~$ ls -l --block-size=M</text:p>
      <text:p text:style-name="Preformatted_20_Text">total 89M</text:p>
      <text:p text:style-name="Preformatted_20_Text">drwxr-xr-x 3 beryl beryl <text:s/>1M Dec 14 19:05 Desktop</text:p>
      <text:p text:style-name="Preformatted_20_Text">drwxr-xr-x 2 beryl beryl <text:s/>1M Dec 14 12:50 Documents</text:p>
      <text:p text:style-name="Preformatted_20_Text">drwxr-xr-x 2 beryl beryl <text:s/>1M Dec 14 13:15 Downloads</text:p>
      <text:p text:style-name="Preformatted_20_Text">-rw-rw-r-- 1 beryl beryl 89M Dec 13 02:52 google-chrome-stable_current_amd64.deb</text:p>
      <text:p text:style-name="Preformatted_20_Text">drwxr-xr-x 2 beryl beryl <text:s/>1M Dec 14 12:50 Music</text:p>
      <text:p text:style-name="Preformatted_20_Text">drwxr-xr-x 2 beryl beryl <text:s/>1M Dec 14 17:48 Pictures</text:p>
      <text:p text:style-name="Preformatted_20_Text">drwxr-xr-x 2 beryl beryl <text:s/>1M Dec 14 12:50 Public</text:p>
      <text:p text:style-name="Preformatted_20_Text">drwx------ 3 beryl beryl <text:s/>1M Dec 14 13:13 snap</text:p>
      <text:p text:style-name="Preformatted_20_Text">drwxr-xr-x 2 beryl beryl <text:s/>1M Dec 14 12:50 Templates</text:p>
      <text:p text:style-name="Preformatted_20_Text">drwxr-xr-x 2 beryl beryl <text:s/>1M Dec 14 12:50 Videos</text:p>
      <text:p text:style-name="Preformatted_20_Text">(all files in mega byte)</text:p>
      <text:p text:style-name="Preformatted_20_Text"/>
      <text:p text:style-name="Preformatted_20_Text">e.g-&gt;ls -d */ <text:s/>(display all sub directories except files)</text:p>
      <text:p text:style-name="Preformatted_20_Text">syntax-&gt;ls -d */ <text:s/></text:p>
      <text:p text:style-name="Preformatted_20_Text">output-&gt;</text:p>
      <text:p text:style-name="Preformatted_20_Text">beryl@beryl-Latitude-7490:~$ ls -d */</text:p>
      <text:p text:style-name="Preformatted_20_Text">Desktop/ <text:s text:c="3"/>Downloads/ <text:s/>Pictures/ <text:s/>snap/ <text:s text:c="6"/>Videos/</text:p>
      <text:p text:style-name="Preformatted_20_Text">Documents/ <text:s/>Music/ <text:s text:c="5"/>Public/ <text:s text:c="3"/>Templates/</text:p>
      <text:p text:style-name="Preformatted_20_Text">beryl@beryl-Latitude-7490:~$ </text:p>
      <text:p text:style-name="Preformatted_20_Text"/>
      <text:p text:style-name="Preformatted_20_Text">e.g-&gt;ls -g(dont show owner information)</text:p>
      <text:p text:style-name="Preformatted_20_Text">syntax-&gt;ls -g</text:p>
      <text:p text:style-name="Preformatted_20_Text">output-&gt;</text:p>
      <text:p text:style-name="Preformatted_20_Text">beryl@beryl-Latitude-7490:~$ ls -g</text:p>
      <text:p text:style-name="Preformatted_20_Text">total 90844</text:p>
      <text:p text:style-name="Preformatted_20_Text">drwxr-xr-x 3 beryl <text:s text:c="4"/>4096 Dec 14 19:05 Desktop</text:p>
      <text:p text:style-name="Preformatted_20_Text">drwxr-xr-x 2 beryl <text:s text:c="4"/>4096 Dec 14 12:50 Documents</text:p>
      <text:p text:style-name="Preformatted_20_Text">drwxr-xr-x 2 beryl <text:s text:c="4"/>4096 Dec 14 13:15 Downloads</text:p>
      <text:p text:style-name="Preformatted_20_Text">-rw-rw-r-- 1 beryl 92980892 Dec 13 02:52 google-chrome-stable_current_amd64.deb</text:p>
      <text:p text:style-name="Preformatted_20_Text">drwxr-xr-x 2 beryl <text:s text:c="4"/>4096 Dec 14 12:50 Music</text:p>
      <text:p text:style-name="Preformatted_20_Text">drwxr-xr-x 2 beryl <text:s text:c="4"/>4096 Dec 14 17:48 Pictures</text:p>
      <text:p text:style-name="Preformatted_20_Text">drwxr-xr-x 2 beryl <text:s text:c="4"/>4096 Dec 14 12:50 Public</text:p>
      <text:p text:style-name="Preformatted_20_Text">drwx------ 3 beryl <text:s text:c="4"/>4096 Dec 14 13:13 snap</text:p>
      <text:p text:style-name="Preformatted_20_Text">drwxr-xr-x 2 beryl <text:s text:c="4"/>4096 Dec 14 12:50 Templates</text:p>
      <text:p text:style-name="Preformatted_20_Text">drwxr-xr-x 2 beryl <text:s text:c="4"/>4096 Dec 14 12:50 Videos</text:p>
      <text:p text:style-name="Preformatted_20_Text"><text:soft-page-break/></text:p>
      <text:p text:style-name="Preformatted_20_Text"/>
      <text:p text:style-name="Preformatted_20_Text">e.g-&gt;ls -lG(dont show group information)</text:p>
      <text:p text:style-name="Preformatted_20_Text">syntax-&gt; ls -lG</text:p>
      <text:p text:style-name="Preformatted_20_Text">output-&gt;</text:p>
      <text:p text:style-name="Preformatted_20_Text">beryl@beryl-Latitude-7490:~$ ls -lG</text:p>
      <text:p text:style-name="Preformatted_20_Text">total 90844</text:p>
      <text:p text:style-name="Preformatted_20_Text">drwxr-xr-x 3 beryl <text:s text:c="4"/>4096 Dec 14 19:05 Desktop</text:p>
      <text:p text:style-name="Preformatted_20_Text">drwxr-xr-x 2 beryl <text:s text:c="4"/>4096 Dec 14 12:50 Documents</text:p>
      <text:p text:style-name="Preformatted_20_Text">drwxr-xr-x 2 beryl <text:s text:c="4"/>4096 Dec 14 13:15 Downloads</text:p>
      <text:p text:style-name="Preformatted_20_Text">-rw-rw-r-- 1 beryl 92980892 Dec 13 02:52 google-chrome-stable_current_amd64.deb</text:p>
      <text:p text:style-name="Preformatted_20_Text">drwxr-xr-x 2 beryl <text:s text:c="4"/>4096 Dec 14 12:50 Music</text:p>
      <text:p text:style-name="Preformatted_20_Text">drwxr-xr-x 2 beryl <text:s text:c="4"/>4096 Dec 14 17:48 Pictures</text:p>
      <text:p text:style-name="Preformatted_20_Text">drwxr-xr-x 2 beryl <text:s text:c="4"/>4096 Dec 14 12:50 Public</text:p>
      <text:p text:style-name="Preformatted_20_Text">drwx------ 3 beryl <text:s text:c="4"/>4096 Dec 14 13:13 snap</text:p>
      <text:p text:style-name="Preformatted_20_Text">drwxr-xr-x 2 beryl <text:s text:c="4"/>4096 Dec 14 12:50 Templates</text:p>
      <text:p text:style-name="Preformatted_20_Text">drwxr-xr-x 2 beryl <text:s text:c="4"/>4096 Dec 14 12:50 Videos</text:p>
      <text:p text:style-name="Preformatted_20_Text"/>
      <text:p text:style-name="Preformatted_20_Text"/>
      <text:p text:style-name="Preformatted_20_Text">e.g-&gt;ls --color=value(value can be 'auto' means shows directories in color and value can be 'never' means not in color)</text:p>
      <text:p text:style-name="Preformatted_20_Text">syntax-&gt; ls --color=value</text:p>
      <text:p text:style-name="Preformatted_20_Text">output-&gt;</text:p>
      <text:p text:style-name="Preformatted_20_Text">beryl@beryl-Latitude-7490:~$ ls --color=never</text:p>
      <text:p text:style-name="Preformatted_20_Text">Desktop <text:s text:c="3"/>Downloads <text:s text:c="30"/>Music <text:s text:c="4"/>Public <text:s/>Templates</text:p>
      <text:p text:style-name="Preformatted_20_Text">Documents <text:s/>google-chrome-stable_current_amd64.deb <text:s/>Pictures <text:s/>snap <text:s text:c="3"/>Videos</text:p>
      <text:p text:style-name="Preformatted_20_Text">beryl@beryl-Latitude-7490:~$ ls --color=auto</text:p>
      <text:p text:style-name="Preformatted_20_Text">Desktop <text:s text:c="3"/>Downloads <text:s text:c="30"/>Music <text:s text:c="4"/>Public <text:s/>Templates</text:p>
      <text:p text:style-name="Preformatted_20_Text">Documents <text:s/>google-chrome-stable_current_amd64.deb <text:s/>Pictures <text:s/>snap <text:s text:c="3"/>Videos</text:p>
      <text:p text:style-name="Preformatted_20_Text"/>
      <text:p text:style-name="Preformatted_20_Text"/>
      <text:p text:style-name="Preformatted_20_Text">e.g-&gt;ls ../(we have listed out the content of its parent directory "home directory".)</text:p>
      <text:p text:style-name="Preformatted_20_Text">syntax-&gt; ls ../</text:p>
      <text:p text:style-name="Preformatted_20_Text">output-&gt;(it is showing the content of Desktop.)</text:p>
      <text:p text:style-name="Preformatted_20_Text">beryl@beryl-Latitude-7490:~$ cd Desktop/rohit</text:p>
      <text:p text:style-name="Preformatted_20_Text">beryl@beryl-Latitude-7490:~/Desktop/rohit$ ls ../</text:p>
      <text:p text:style-name="Preformatted_20_Text">linuxcommandstoday.txt <text:s/>rohit</text:p>
      <text:p text:style-name="Preformatted_20_Text"/>
      <text:p text:style-name="Preformatted_20_Text"/>
      <text:p text:style-name="Preformatted_20_Text">4) touch-(to create a file)</text:p>
      <text:p text:style-name="Preformatted_20_Text">syntax-touch nameoffile</text:p>
      <text:p text:style-name="Preformatted_20_Text">output-&gt;</text:p>
      <text:p text:style-name="Preformatted_20_Text">beryl@beryl-Latitude-7490:~/Desktop/rohit$ ls</text:p>
      <text:p text:style-name="Preformatted_20_Text">r1.txt</text:p>
      <text:p text:style-name="Preformatted_20_Text"/>
      <text:p text:style-name="Preformatted_20_Text">options</text:p>
      <text:p text:style-name="Preformatted_20_Text">e.g-&gt;touch file1 file2(create multiple files)</text:p>
      <text:p text:style-name="Preformatted_20_Text">syntax-&gt;touch file1 file 2</text:p>
      <text:p text:style-name="Preformatted_20_Text">output-&gt;</text:p>
      <text:p text:style-name="Preformatted_20_Text">beryl@beryl-Latitude-7490:~/Desktop/rohit$ touch aa.txt ab.txt</text:p>
      <text:p text:style-name="Preformatted_20_Text">beryl@beryl-Latitude-7490:~/Desktop/rohit$ ls</text:p>
      <text:p text:style-name="Preformatted_20_Text">aa.txt <text:s/>ab.txt <text:s/>er.txt <text:s/>ry.txt <text:s/>test1.txt</text:p>
      <text:p text:style-name="Preformatted_20_Text"/>
      <text:p text:style-name="Preformatted_20_Text"/>
      <text:p text:style-name="Preformatted_20_Text">e.g-&gt; touch -a filename1(changing the access time of file)</text:p>
      <text:p text:style-name="Preformatted_20_Text">syntax-&gt;touch -a &lt;filename&gt;</text:p>
      <text:p text:style-name="Preformatted_20_Text">output-&gt;(access time is changed,we use stat command for checking the status of file)</text:p>
      <text:p text:style-name="Preformatted_20_Text">beryl@beryl-Latitude-7490:~/Desktop/rohit$ stat aa.txt</text:p>
      <text:p text:style-name="Preformatted_20_Text"><text:s text:c="2"/>File: aa.txt</text:p>
      <text:p text:style-name="Preformatted_20_Text"><text:s text:c="2"/>Size: 0 <text:s text:c="8"/><text:tab/>Blocks: 0 <text:s text:c="9"/>IO Block: 4096 <text:s text:c="2"/>regular empty file</text:p>
      <text:p text:style-name="Preformatted_20_Text">Device: 10302h/66306d<text:tab/>Inode: 12200453 <text:s text:c="3"/>Links: 1</text:p>
      <text:p text:style-name="Preformatted_20_Text">Access: (0664/-rw-rw-r--) <text:s/>Uid: ( 1000/ <text:s text:c="2"/>beryl) <text:s text:c="2"/>Gid: ( 1000/ <text:s text:c="2"/>beryl)</text:p>
      <text:p text:style-name="Preformatted_20_Text"><text:soft-page-break/>Access: 2022-12-15 10:52:12.551273901 +0530</text:p>
      <text:p text:style-name="Preformatted_20_Text">Modify: 2022-12-15 10:52:12.551273901 +0530</text:p>
      <text:p text:style-name="Preformatted_20_Text">Change: 2022-12-15 10:52:12.551273901 +0530</text:p>
      <text:p text:style-name="Preformatted_20_Text"><text:s/>Birth: -</text:p>
      <text:p text:style-name="Preformatted_20_Text">beryl@beryl-Latitude-7490:~/Desktop/rohit$ touch -a aa.txt</text:p>
      <text:p text:style-name="Preformatted_20_Text">beryl@beryl-Latitude-7490:~/Desktop/rohit$ stat aa.txt</text:p>
      <text:p text:style-name="Preformatted_20_Text"><text:s text:c="2"/>File: aa.txt</text:p>
      <text:p text:style-name="Preformatted_20_Text"><text:s text:c="2"/>Size: 0 <text:s text:c="8"/><text:tab/>Blocks: 0 <text:s text:c="9"/>IO Block: 4096 <text:s text:c="2"/>regular empty file</text:p>
      <text:p text:style-name="Preformatted_20_Text">Device: 10302h/66306d<text:tab/>Inode: 12200453 <text:s text:c="3"/>Links: 1</text:p>
      <text:p text:style-name="Preformatted_20_Text">Access: (0664/-rw-rw-r--) <text:s/>Uid: ( 1000/ <text:s text:c="2"/>beryl) <text:s text:c="2"/>Gid: ( 1000/ <text:s text:c="2"/>beryl)</text:p>
      <text:p text:style-name="Preformatted_20_Text">Access: 2022-12-15 11:00:37.291498762 +0530</text:p>
      <text:p text:style-name="Preformatted_20_Text">Modify: 2022-12-15 10:52:12.551273901 +0530</text:p>
      <text:p text:style-name="Preformatted_20_Text">Change: 2022-12-15 11:00:37.291498762 +0530</text:p>
      <text:p text:style-name="Preformatted_20_Text"><text:s/>Birth: -</text:p>
      <text:p text:style-name="Preformatted_20_Text"/>
      <text:p text:style-name="Preformatted_20_Text">e.g-&gt; touch -m filename(change only the modification time of file)</text:p>
      <text:p text:style-name="Preformatted_20_Text">syntax touch -m filename</text:p>
      <text:p text:style-name="Preformatted_20_Text">output-&gt;</text:p>
      <text:p text:style-name="Preformatted_20_Text">beryl@beryl-Latitude-7490:~/Desktop/rohit$ stat ab.txt</text:p>
      <text:p text:style-name="Preformatted_20_Text"><text:s text:c="2"/>File: ab.txt</text:p>
      <text:p text:style-name="Preformatted_20_Text"><text:s text:c="2"/>Size: 0 <text:s text:c="8"/><text:tab/>Blocks: 0 <text:s text:c="9"/>IO Block: 4096 <text:s text:c="2"/>regular empty file</text:p>
      <text:p text:style-name="Preformatted_20_Text">Device: 10302h/66306d<text:tab/>Inode: 12200454 <text:s text:c="3"/>Links: 1</text:p>
      <text:p text:style-name="Preformatted_20_Text">Access: (0664/-rw-rw-r--) <text:s/>Uid: ( 1000/ <text:s text:c="2"/>beryl) <text:s text:c="2"/>Gid: ( 1000/ <text:s text:c="2"/>beryl)</text:p>
      <text:p text:style-name="Preformatted_20_Text">Access: 2022-12-15 10:52:12.551273901 +0530</text:p>
      <text:p text:style-name="Preformatted_20_Text">Modify: 2022-12-15 10:52:12.551273901 +0530</text:p>
      <text:p text:style-name="Preformatted_20_Text">Change: 2022-12-15 10:52:12.551273901 +0530</text:p>
      <text:p text:style-name="Preformatted_20_Text"><text:s/>Birth: -</text:p>
      <text:p text:style-name="Preformatted_20_Text">beryl@beryl-Latitude-7490:~/Desktop/rohit$ touch -m ab.txt</text:p>
      <text:p text:style-name="Preformatted_20_Text">beryl@beryl-Latitude-7490:~/Desktop/rohit$ stat ab.txt</text:p>
      <text:p text:style-name="Preformatted_20_Text"><text:s text:c="2"/>File: ab.txt</text:p>
      <text:p text:style-name="Preformatted_20_Text"><text:s text:c="2"/>Size: 0 <text:s text:c="8"/><text:tab/>Blocks: 0 <text:s text:c="9"/>IO Block: 4096 <text:s text:c="2"/>regular empty file</text:p>
      <text:p text:style-name="Preformatted_20_Text">Device: 10302h/66306d<text:tab/>Inode: 12200454 <text:s text:c="3"/>Links: 1</text:p>
      <text:p text:style-name="Preformatted_20_Text">Access: (0664/-rw-rw-r--) <text:s/>Uid: ( 1000/ <text:s text:c="2"/>beryl) <text:s text:c="2"/>Gid: ( 1000/ <text:s text:c="2"/>beryl)</text:p>
      <text:p text:style-name="Preformatted_20_Text">Access: 2022-12-15 10:52:12.551273901 +0530</text:p>
      <text:p text:style-name="Preformatted_20_Text">Modify: 2022-12-15 11:03:41.389698691 +0530</text:p>
      <text:p text:style-name="Preformatted_20_Text">Change: 2022-12-15 11:03:41.389698691 +0530</text:p>
      <text:p text:style-name="Preformatted_20_Text"><text:s/>Birth: -</text:p>
      <text:p text:style-name="Preformatted_20_Text"/>
      <text:p text:style-name="Preformatted_20_Text"/>
      <text:p text:style-name="Preformatted_20_Text"/>
      <text:p text:style-name="Preformatted_20_Text">e.g-&gt; touch -r(file2 time will change according to the file1)</text:p>
      <text:p text:style-name="Preformatted_20_Text">syntax-&gt; touch -r file1 file2</text:p>
      <text:p text:style-name="Preformatted_20_Text">output-&gt;(access time of ry is changed resoective to er)</text:p>
      <text:p text:style-name="Preformatted_20_Text">beryl@beryl-Latitude-7490:~/Desktop/rohit$ stat er.txt</text:p>
      <text:p text:style-name="Preformatted_20_Text"><text:s text:c="2"/>File: er.txt</text:p>
      <text:p text:style-name="Preformatted_20_Text"><text:s text:c="2"/>Size: 10 <text:s text:c="7"/><text:tab/>Blocks: 8 <text:s text:c="9"/>IO Block: 4096 <text:s text:c="2"/>regular file</text:p>
      <text:p text:style-name="Preformatted_20_Text">Device: 10302h/66306d<text:tab/>Inode: 12195169 <text:s text:c="3"/>Links: 1</text:p>
      <text:p text:style-name="Preformatted_20_Text">Access: (0664/-rw-rw-r--) <text:s/>Uid: ( 1000/ <text:s text:c="2"/>beryl) <text:s text:c="2"/>Gid: ( 1000/ <text:s text:c="2"/>beryl)</text:p>
      <text:p text:style-name="Preformatted_20_Text">Access: 2022-12-14 14:33:52.028931590 +0530</text:p>
      <text:p text:style-name="Preformatted_20_Text">Modify: 2022-12-14 14:33:46.761001553 +0530</text:p>
      <text:p text:style-name="Preformatted_20_Text">Change: 2022-12-14 14:33:46.773001394 +0530</text:p>
      <text:p text:style-name="Preformatted_20_Text"><text:s/>Birth: -</text:p>
      <text:p text:style-name="Preformatted_20_Text">beryl@beryl-Latitude-7490:~/Desktop/rohit$ stat ry.txt</text:p>
      <text:p text:style-name="Preformatted_20_Text"><text:s text:c="2"/>File: ry.txt</text:p>
      <text:p text:style-name="Preformatted_20_Text"><text:s text:c="2"/>Size: 27 <text:s text:c="7"/><text:tab/>Blocks: 8 <text:s text:c="9"/>IO Block: 4096 <text:s text:c="2"/>regular file</text:p>
      <text:p text:style-name="Preformatted_20_Text">Device: 10302h/66306d<text:tab/>Inode: 12200374 <text:s text:c="3"/>Links: 1</text:p>
      <text:p text:style-name="Preformatted_20_Text">Access: (0664/-rw-rw-r--) <text:s/>Uid: ( 1000/ <text:s text:c="2"/>beryl) <text:s text:c="2"/>Gid: ( 1000/ <text:s text:c="2"/>beryl)</text:p>
      <text:p text:style-name="Preformatted_20_Text">Access: 2022-12-14 17:23:16.977597485 +0530</text:p>
      <text:p text:style-name="Preformatted_20_Text">Modify: 2022-12-14 17:23:07.268736407 +0530</text:p>
      <text:p text:style-name="Preformatted_20_Text">Change: 2022-12-14 17:23:07.276733822 +0530</text:p>
      <text:p text:style-name="Preformatted_20_Text"><text:s/>Birth: -</text:p>
      <text:p text:style-name="Preformatted_20_Text">beryl@beryl-Latitude-7490:~/Desktop/rohit$ touch -r er.txt ry.txt</text:p>
      <text:p text:style-name="Preformatted_20_Text">beryl@beryl-Latitude-7490:~/Desktop/rohit$ stat er.txt</text:p>
      <text:p text:style-name="Preformatted_20_Text"><text:s text:c="2"/>File: er.txt</text:p>
      <text:p text:style-name="Preformatted_20_Text"><text:soft-page-break/><text:s text:c="2"/>Size: 10 <text:s text:c="7"/><text:tab/>Blocks: 8 <text:s text:c="9"/>IO Block: 4096 <text:s text:c="2"/>regular file</text:p>
      <text:p text:style-name="Preformatted_20_Text">Device: 10302h/66306d<text:tab/>Inode: 12195169 <text:s text:c="3"/>Links: 1</text:p>
      <text:p text:style-name="Preformatted_20_Text">Access: (0664/-rw-rw-r--) <text:s/>Uid: ( 1000/ <text:s text:c="2"/>beryl) <text:s text:c="2"/>Gid: ( 1000/ <text:s text:c="2"/>beryl)</text:p>
      <text:p text:style-name="Preformatted_20_Text">Access: 2022-12-14 14:33:52.028931590 +0530</text:p>
      <text:p text:style-name="Preformatted_20_Text">Modify: 2022-12-14 14:33:46.761001553 +0530</text:p>
      <text:p text:style-name="Preformatted_20_Text">Change: 2022-12-14 14:33:46.773001394 +0530</text:p>
      <text:p text:style-name="Preformatted_20_Text"><text:s/>Birth: -</text:p>
      <text:p text:style-name="Preformatted_20_Text">beryl@beryl-Latitude-7490:~/Desktop/rohit$ stat ry.txt</text:p>
      <text:p text:style-name="Preformatted_20_Text"><text:s text:c="2"/>File: ry.txt</text:p>
      <text:p text:style-name="Preformatted_20_Text"><text:s text:c="2"/>Size: 27 <text:s text:c="7"/><text:tab/>Blocks: 8 <text:s text:c="9"/>IO Block: 4096 <text:s text:c="2"/>regular file</text:p>
      <text:p text:style-name="Preformatted_20_Text">Device: 10302h/66306d<text:tab/>Inode: 12200374 <text:s text:c="3"/>Links: 1</text:p>
      <text:p text:style-name="Preformatted_20_Text">Access: (0664/-rw-rw-r--) <text:s/>Uid: ( 1000/ <text:s text:c="2"/>beryl) <text:s text:c="2"/>Gid: ( 1000/ <text:s text:c="2"/>beryl)</text:p>
      <text:p text:style-name="Preformatted_20_Text">Access: 2022-12-14 14:33:52.028931590 +0530</text:p>
      <text:p text:style-name="Preformatted_20_Text">Modify: 2022-12-14 14:33:46.761001553 +0530</text:p>
      <text:p text:style-name="Preformatted_20_Text">Change: 2022-12-15 11:08:18.474381855 +0530</text:p>
      <text:p text:style-name="Preformatted_20_Text"><text:s/>Birth: -</text:p>
      <text:p text:style-name="Preformatted_20_Text"/>
      <text:p text:style-name="Preformatted_20_Text"/>
      <text:p text:style-name="Preformatted_20_Text">e.g-&gt;touch -t(to change the time of file)</text:p>
      <text:p text:style-name="Preformatted_20_Text">syntax-&gt; touch -t YYYYMMDDhhmm.ss filename</text:p>
      <text:p text:style-name="Preformatted_20_Text">output-&gt;</text:p>
      <text:p text:style-name="Preformatted_20_Text">beryl@beryl-Latitude-7490:~/Desktop/rohit$ stat aa.txt</text:p>
      <text:p text:style-name="Preformatted_20_Text"><text:s text:c="2"/>File: aa.txt</text:p>
      <text:p text:style-name="Preformatted_20_Text"><text:s text:c="2"/>Size: 0 <text:s text:c="8"/><text:tab/>Blocks: 0 <text:s text:c="9"/>IO Block: 4096 <text:s text:c="2"/>regular empty file</text:p>
      <text:p text:style-name="Preformatted_20_Text">Device: 10302h/66306d<text:tab/>Inode: 12200453 <text:s text:c="3"/>Links: 1</text:p>
      <text:p text:style-name="Preformatted_20_Text">Access: (0664/-rw-rw-r--) <text:s/>Uid: ( 1000/ <text:s text:c="2"/>beryl) <text:s text:c="2"/>Gid: ( 1000/ <text:s text:c="2"/>beryl)</text:p>
      <text:p text:style-name="Preformatted_20_Text">Access: 2022-12-15 11:00:37.291498762 +0530</text:p>
      <text:p text:style-name="Preformatted_20_Text">Modify: 2022-12-15 10:52:12.551273901 +0530</text:p>
      <text:p text:style-name="Preformatted_20_Text">Change: 2022-12-15 11:00:37.291498762 +0530</text:p>
      <text:p text:style-name="Preformatted_20_Text"><text:s/>Birth: -</text:p>
      <text:p text:style-name="Preformatted_20_Text">beryl@beryl-Latitude-7490:~/Desktop/rohit$ touch -t 200007270304.55 aa.txt</text:p>
      <text:p text:style-name="Preformatted_20_Text">beryl@beryl-Latitude-7490:~/Desktop/rohit$ stat aa.txt</text:p>
      <text:p text:style-name="Preformatted_20_Text"><text:s text:c="2"/>File: aa.txt</text:p>
      <text:p text:style-name="Preformatted_20_Text"><text:s text:c="2"/>Size: 0 <text:s text:c="8"/><text:tab/>Blocks: 0 <text:s text:c="9"/>IO Block: 4096 <text:s text:c="2"/>regular empty file</text:p>
      <text:p text:style-name="Preformatted_20_Text">Device: 10302h/66306d<text:tab/>Inode: 12200453 <text:s text:c="3"/>Links: 1</text:p>
      <text:p text:style-name="Preformatted_20_Text">Access: (0664/-rw-rw-r--) <text:s/>Uid: ( 1000/ <text:s text:c="2"/>beryl) <text:s text:c="2"/>Gid: ( 1000/ <text:s text:c="2"/>beryl)</text:p>
      <text:p text:style-name="Preformatted_20_Text">Access: 2000-07-27 03:04:55.000000000 +0530</text:p>
      <text:p text:style-name="Preformatted_20_Text">Modify: 2000-07-27 03:04:55.000000000 +0530</text:p>
      <text:p text:style-name="Preformatted_20_Text">Change: 2022-12-15 11:16:02.900316960 +0530</text:p>
      <text:p text:style-name="Preformatted_20_Text"><text:s/>Birth: -</text:p>
      <text:p text:style-name="Preformatted_20_Text"/>
      <text:p text:style-name="Preformatted_20_Text"/>
      <text:p text:style-name="Preformatted_20_Text">e.g-&gt;touch -c(it will not create an empty file, if that file doesn't exist)</text:p>
      <text:p text:style-name="Preformatted_20_Text">syntax-&gt;touch -c filename</text:p>
      <text:p text:style-name="Preformatted_20_Text">output-&gt;(here aa file is not created again )</text:p>
      <text:p text:style-name="Preformatted_20_Text">beryl@beryl-Latitude-7490:~/Desktop/rohit$ ls</text:p>
      <text:p text:style-name="Preformatted_20_Text">aa.txt <text:s/>ab.txt <text:s/>er.txt <text:s/>ry.txt <text:s/>test1.txt</text:p>
      <text:p text:style-name="Preformatted_20_Text">beryl@beryl-Latitude-7490:~/Desktop/rohit$ touch -c aa.txt</text:p>
      <text:p text:style-name="Preformatted_20_Text">beryl@beryl-Latitude-7490:~/Desktop/rohit$ ls</text:p>
      <text:p text:style-name="Preformatted_20_Text">aa.txt <text:s/>ab.txt <text:s/>er.txt <text:s/>ry.txt <text:s/>test1.txt</text:p>
      <text:p text:style-name="Preformatted_20_Text"/>
      <text:p text:style-name="Preformatted_20_Text"/>
      <text:p text:style-name="Preformatted_20_Text">5) mkdir-(to make the new directory)</text:p>
      <text:p text:style-name="Preformatted_20_Text">syntax-mkdir nameofdirectory</text:p>
      <text:p text:style-name="Preformatted_20_Text">output-&gt;</text:p>
      <text:p text:style-name="Preformatted_20_Text">beryl@beryl-Latitude-7490:~/Desktop$ mkdir rohit</text:p>
      <text:p text:style-name="Preformatted_20_Text">beryl@beryl-Latitude-7490:~/Desktop$ ls</text:p>
      <text:p text:style-name="Preformatted_20_Text">rohit</text:p>
      <text:p text:style-name="Preformatted_20_Text"/>
      <text:p text:style-name="Preformatted_20_Text">options</text:p>
      <text:p text:style-name="Preformatted_20_Text">e.g-&gt;mkdir -v(print a message while creating a directory)</text:p>
      <text:p text:style-name="Preformatted_20_Text">syntax-&gt; mkdir -v filename</text:p>
      <text:p text:style-name="Preformatted_20_Text">output-&gt;</text:p>
      <text:p text:style-name="Preformatted_20_Text">beryl@beryl-Latitude-7490:~$ mkdir -v aa</text:p>
      <text:p text:style-name="Preformatted_20_Text"><text:soft-page-break/>mkdir: created directory 'aa'</text:p>
      <text:p text:style-name="Preformatted_20_Text"/>
      <text:p text:style-name="Preformatted_20_Text"/>
      <text:p text:style-name="Preformatted_20_Text">e.g-&gt;mkdir -p first/second/third(it will create an hierarchy of directories)</text:p>
      <text:p text:style-name="Preformatted_20_Text">syntax-&gt; mkdir -p dir1/dir2/dir3</text:p>
      <text:p text:style-name="Preformatted_20_Text">output-&gt;</text:p>
      <text:p text:style-name="Preformatted_20_Text">beryl@beryl-Latitude-7490:~/Desktop$ mkdir -p -v first/second/third</text:p>
      <text:p text:style-name="Preformatted_20_Text">mkdir: created directory 'first'</text:p>
      <text:p text:style-name="Preformatted_20_Text">mkdir: created directory 'first/second'</text:p>
      <text:p text:style-name="Preformatted_20_Text">mkdir: created directory 'first/second/third'</text:p>
      <text:p text:style-name="Preformatted_20_Text"/>
      <text:p text:style-name="Preformatted_20_Text">e.g-&gt;mkdir -m a=rwx [directories](setting permissions like chmod)</text:p>
      <text:p text:style-name="Preformatted_20_Text">syntax-&gt;mkdir -m a=rwx [directories]</text:p>
      <text:p text:style-name="Preformatted_20_Text">output-&gt;(created first directory and gave permission for all to read,write and execute)</text:p>
      <text:p text:style-name="Preformatted_20_Text">beryl@beryl-Latitude-7490:~/Desktop$ mkdir -m a=rwx first</text:p>
      <text:p text:style-name="Preformatted_20_Text"/>
      <text:p text:style-name="Preformatted_20_Text"/>
      <text:p text:style-name="Preformatted_20_Text">6) cat-(to show the content of file)</text:p>
      <text:p text:style-name="Preformatted_20_Text">syntax-cat filename</text:p>
      <text:p text:style-name="Preformatted_20_Text">output-&gt;</text:p>
      <text:p text:style-name="Preformatted_20_Text">beryl@beryl-Latitude-7490:~/Desktop/rohit$ cat r1.txt</text:p>
      <text:p text:style-name="Preformatted_20_Text"/>
      <text:p text:style-name="Preformatted_20_Text">rohit is here</text:p>
      <text:p text:style-name="Preformatted_20_Text"/>
      <text:p text:style-name="Preformatted_20_Text"/>
      <text:p text:style-name="Preformatted_20_Text"/>
      <text:p text:style-name="Preformatted_20_Text"><text:s/>options</text:p>
      <text:p text:style-name="Preformatted_20_Text">e.g-&gt;(show multiples files data)</text:p>
      <text:p text:style-name="Preformatted_20_Text">syntax-&gt; cat file1 file2 etc.</text:p>
      <text:p text:style-name="Preformatted_20_Text">output-&gt;</text:p>
      <text:p text:style-name="Preformatted_20_Text">beryl@beryl-Latitude-7490:~/Desktop/rohit$ cat ry.txt er.txt</text:p>
      <text:p text:style-name="Preformatted_20_Text"/>
      <text:p text:style-name="Preformatted_20_Text">i am new file</text:p>
      <text:p text:style-name="Preformatted_20_Text">read me now</text:p>
      <text:p text:style-name="Preformatted_20_Text"/>
      <text:p text:style-name="Preformatted_20_Text">not good</text:p>
      <text:p text:style-name="Preformatted_20_Text"/>
      <text:p text:style-name="Preformatted_20_Text"/>
      <text:p text:style-name="Preformatted_20_Text">e.g-&gt;cat -n(show content with the line numbers)</text:p>
      <text:p text:style-name="Preformatted_20_Text">syntax-&gt;cat -n filename</text:p>
      <text:p text:style-name="Preformatted_20_Text">output-&gt;</text:p>
      <text:p text:style-name="Preformatted_20_Text">beryl@beryl-Latitude-7490:~/Desktop/rohit$ cat -n ry.txt</text:p>
      <text:p text:style-name="Preformatted_20_Text"><text:s text:c="5"/>1<text:tab/></text:p>
      <text:p text:style-name="Preformatted_20_Text"><text:s text:c="5"/>2<text:tab/>i am new file</text:p>
      <text:p text:style-name="Preformatted_20_Text"><text:s text:c="5"/>3<text:tab/>read me now</text:p>
      <text:p text:style-name="Preformatted_20_Text"/>
      <text:p text:style-name="Preformatted_20_Text">e.g-&gt;cat &gt;</text:p>
      <text:p text:style-name="Preformatted_20_Text">syntax-&gt;cat &gt; filename</text:p>
      <text:p text:style-name="Preformatted_20_Text">output-&gt;(created a new file)</text:p>
      <text:p text:style-name="Preformatted_20_Text">beryl@beryl-Latitude-7490:~/Desktop/rohit$ cat &gt; vv.txt</text:p>
      <text:p text:style-name="Preformatted_20_Text">^C</text:p>
      <text:p text:style-name="Preformatted_20_Text">beryl@beryl-Latitude-7490:~/Desktop/rohit$ ls</text:p>
      <text:p text:style-name="Preformatted_20_Text">aa.txt <text:s/>ab.txt <text:s/>er.txt <text:s/>ry.txt <text:s/>test1.txt <text:s/>vv.txt</text:p>
      <text:p text:style-name="Preformatted_20_Text"/>
      <text:p text:style-name="Preformatted_20_Text"/>
      <text:p text:style-name="Preformatted_20_Text">e.g-&gt;cat file1 &gt; file2(copying content of file1 to file 2)</text:p>
      <text:p text:style-name="Preformatted_20_Text">syntax-&gt;cat file1 &gt; file2</text:p>
      <text:p text:style-name="Preformatted_20_Text">output-&gt;(content of aa copy to ab)</text:p>
      <text:p text:style-name="Preformatted_20_Text">beryl@beryl-Latitude-7490:~/Desktop/rohit$ cat aa.txt &gt; ab.txt</text:p>
      <text:p text:style-name="Preformatted_20_Text">beryl@beryl-Latitude-7490:~/Desktop/rohit$ cat ab.txt</text:p>
      <text:p text:style-name="Preformatted_20_Text">this is firstfiile</text:p>
      <text:p text:style-name="Preformatted_20_Text"/>
      <text:p text:style-name="Preformatted_20_Text">e.g-&gt;cat -s(removing empty space repeatedly)</text:p>
      <text:p text:style-name="Preformatted_20_Text"><text:soft-page-break/>syntax-&gt;cat -s filename</text:p>
      <text:p text:style-name="Preformatted_20_Text">output-&gt;</text:p>
      <text:p text:style-name="Preformatted_20_Text">beryl@beryl-Latitude-7490:~/Desktop/rohit$ cat <text:s/>ab.tx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hi</text:p>
      <text:p text:style-name="Preformatted_20_Text">beryl@beryl-Latitude-7490:~/Desktop/rohit$ cat -s ab.txt</text:p>
      <text:p text:style-name="Preformatted_20_Text"/>
      <text:p text:style-name="Preformatted_20_Text">hi</text:p>
      <text:p text:style-name="Preformatted_20_Text"/>
      <text:p text:style-name="Preformatted_20_Text">e.g-&gt;cat &gt;&gt;(to append data of one file to another file)</text:p>
      <text:p text:style-name="Preformatted_20_Text">syntax-&gt; cat file1 &gt;&gt; file2 (data file1 data copied to file2)</text:p>
      <text:p text:style-name="Preformatted_20_Text">output-&gt;(data of ab copied to aa file)</text:p>
      <text:p text:style-name="Preformatted_20_Text">beryl@beryl-Latitude-7490:~/Desktop/rohit$ cat ab.txt &gt;&gt; aa.txt</text:p>
      <text:p text:style-name="Preformatted_20_Text">beryl@beryl-Latitude-7490:~/Desktop/rohit$ cat aa.txt</text:p>
      <text:p text:style-name="Preformatted_20_Text">this is firstfiile</text:p>
      <text:p text:style-name="Preformatted_20_Text">now second</text:p>
      <text:p text:style-name="Preformatted_20_Text"/>
      <text:p text:style-name="Preformatted_20_Text">e.g-&gt;tac(data in reverse order)</text:p>
      <text:p text:style-name="Preformatted_20_Text">syntax-&gt;tac filename</text:p>
      <text:p text:style-name="Preformatted_20_Text">output-&gt;</text:p>
      <text:p text:style-name="Preformatted_20_Text">beryl@beryl-Latitude-7490:~/Desktop/rohit$ tac aa.txt</text:p>
      <text:p text:style-name="Preformatted_20_Text"/>
      <text:p text:style-name="Preformatted_20_Text">now second</text:p>
      <text:p text:style-name="Preformatted_20_Text">this is firstfiile</text:p>
      <text:p text:style-name="Preformatted_20_Text"/>
      <text:p text:style-name="Preformatted_20_Text">e.g-&gt;cat -E(highlight the end of line)</text:p>
      <text:p text:style-name="Preformatted_20_Text">syntax-&gt;cat -E filename</text:p>
      <text:p text:style-name="Preformatted_20_Text">output-&gt;</text:p>
      <text:p text:style-name="Preformatted_20_Text">beryl@beryl-Latitude-7490:~/Desktop/rohit$ cat -E aa.txt</text:p>
      <text:p text:style-name="Preformatted_20_Text">this is firstfiile$</text:p>
      <text:p text:style-name="Preformatted_20_Text">now second$</text:p>
      <text:p text:style-name="Preformatted_20_Text">$</text:p>
      <text:p text:style-name="Preformatted_20_Text"/>
      <text:p text:style-name="Preformatted_20_Text">e.g-&gt;cat -- "-dashfile"(to open dasehed file)</text:p>
      <text:p text:style-name="Preformatted_20_Text"/>
      <text:p text:style-name="Preformatted_20_Text">e.g-&gt;cat filename | more (if the file has a lot of content and can’t fit in the terminal)</text:p>
      <text:p text:style-name="Preformatted_20_Text">syntax-&gt;cat "filename" | more</text:p>
      <text:p text:style-name="Preformatted_20_Text">output-&gt;Will show that much content, which could fit in terminal and will ask to show more.</text:p>
      <text:p text:style-name="Preformatted_20_Text"/>
      <text:p text:style-name="Preformatted_20_Text">e.g-&gt;cat file1 file2 &gt; file3(merged multiple files)</text:p>
      <text:p text:style-name="Preformatted_20_Text">syntax-&gt;cat file1 file2 &gt; file3</text:p>
      <text:p text:style-name="Preformatted_20_Text">output-&gt;(file 1 and file 2 data will merged to file 3)</text:p>
      <text:p text:style-name="Preformatted_20_Text">beryl@beryl-Latitude-7490:~/Desktop/rohit$ cat aa.txt ab.txt &gt; er.txt</text:p>
      <text:p text:style-name="Preformatted_20_Text">beryl@beryl-Latitude-7490:~/Desktop/rohit$ cat <text:s/>er.txt</text:p>
      <text:p text:style-name="Preformatted_20_Text">this is aa</text:p>
      <text:p text:style-name="Preformatted_20_Text"/>
      <text:p text:style-name="Preformatted_20_Text">this is ab</text:p>
      <text:p text:style-name="Preformatted_20_Text"/>
      <text:p text:style-name="Preformatted_20_Text"/>
      <text:p text:style-name="Preformatted_20_Text">e.g-&gt;cat *.txt</text:p>
      <text:p text:style-name="Preformatted_20_Text">syntax-&gt;cat *.txt</text:p>
      <text:p text:style-name="Preformatted_20_Text">output-&gt;(to show the content of all text files in the folder)</text:p>
      <text:p text:style-name="Preformatted_20_Text">beryl@beryl-Latitude-7490:~/Desktop/rohit$ cat *.txt</text:p>
      <text:p text:style-name="Preformatted_20_Text">this is aa</text:p>
      <text:p text:style-name="Preformatted_20_Text"/>
      <text:p text:style-name="Preformatted_20_Text">this is ab</text:p>
      <text:p text:style-name="Preformatted_20_Text"/>
      <text:p text:style-name="Preformatted_20_Text"><text:soft-page-break/>this is aa</text:p>
      <text:p text:style-name="Preformatted_20_Text"/>
      <text:p text:style-name="Preformatted_20_Text">this is ab</text:p>
      <text:p text:style-name="Preformatted_20_Text"/>
      <text:p text:style-name="Preformatted_20_Text">this is aa</text:p>
      <text:p text:style-name="Preformatted_20_Text"/>
      <text:p text:style-name="Preformatted_20_Text">this is ab</text:p>
      <text:p text:style-name="Preformatted_20_Text"/>
      <text:p text:style-name="Preformatted_20_Text"/>
      <text:p text:style-name="Preformatted_20_Text">i am new file</text:p>
      <text:p text:style-name="Preformatted_20_Text">read me now</text:p>
      <text:p text:style-name="Preformatted_20_Text"/>
      <text:p text:style-name="Preformatted_20_Text">line 1</text:p>
      <text:p text:style-name="Preformatted_20_Text">line 2</text:p>
      <text:p text:style-name="Preformatted_20_Text">line 3</text:p>
      <text:p text:style-name="Preformatted_20_Text">i am not ok with ok</text:p>
      <text:p text:style-name="Preformatted_20_Text"/>
      <text:p text:style-name="Preformatted_20_Text">e.g-&gt;cat &gt;&gt; filename(writing in file which is having alreday some content,appending data)</text:p>
      <text:p text:style-name="Preformatted_20_Text">syntax-&gt;cat &gt;&gt;filename</text:p>
      <text:p text:style-name="Preformatted_20_Text">output-&gt;</text:p>
      <text:p text:style-name="Preformatted_20_Text">beryl@beryl-Latitude-7490:~/Desktop/rohit$ cat aa.txt</text:p>
      <text:p text:style-name="Preformatted_20_Text">this is aa</text:p>
      <text:p text:style-name="Preformatted_20_Text"/>
      <text:p text:style-name="Preformatted_20_Text">beryl@beryl-Latitude-7490:~/Desktop/rohit$ cat &gt;&gt; aa.txt</text:p>
      <text:p text:style-name="Preformatted_20_Text">we are appending some data</text:p>
      <text:p text:style-name="Preformatted_20_Text">^C</text:p>
      <text:p text:style-name="Preformatted_20_Text">beryl@beryl-Latitude-7490:~/Desktop/rohit$ cat aa.txt</text:p>
      <text:p text:style-name="Preformatted_20_Text">this is aa</text:p>
      <text:p text:style-name="Preformatted_20_Text"/>
      <text:p text:style-name="Preformatted_20_Text">we are appending some data</text:p>
      <text:p text:style-name="Preformatted_20_Text"/>
      <text:p text:style-name="Preformatted_20_Text">7) vi (to write data into the file)</text:p>
      <text:p text:style-name="Preformatted_20_Text">syntax-vi filename</text:p>
      <text:p text:style-name="Preformatted_20_Text">output-&gt;</text:p>
      <text:p text:style-name="Preformatted_20_Text">shows an editor ,press i for entering data then press esc and :wq for save and exit.</text:p>
      <text:p text:style-name="Preformatted_20_Text"/>
      <text:p text:style-name="Preformatted_20_Text">Commands<text:tab/>Action</text:p>
      <text:p text:style-name="Preformatted_20_Text">:wq<text:tab/> <text:s text:c="7"/>Save and quit</text:p>
      <text:p text:style-name="Preformatted_20_Text">:w<text:tab/> <text:s text:c="7"/>Save</text:p>
      <text:p text:style-name="Preformatted_20_Text">:q<text:tab/> <text:s text:c="7"/>Quit</text:p>
      <text:p text:style-name="Preformatted_20_Text">:wfname<text:tab/>Save as fname</text:p>
      <text:p text:style-name="Preformatted_20_Text">ZZ<text:tab/> <text:s text:c="7"/>Save and quit</text:p>
      <text:p text:style-name="Preformatted_20_Text">:q!<text:tab/> <text:s text:c="7"/>Quit discarding changes made</text:p>
      <text:p text:style-name="Preformatted_20_Text">:w!<text:tab/> <text:s text:c="7"/>Save (and write to non-writable fil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o switch from command to insert mode:</text:p>
      <text:p text:style-name="Preformatted_20_Text">Command<text:tab/>Action</text:p>
      <text:p text:style-name="Preformatted_20_Text">i<text:tab/>Start typing before the current character</text:p>
      <text:p text:style-name="Preformatted_20_Text">I<text:tab/>Start typing at the start of current line</text:p>
      <text:p text:style-name="Preformatted_20_Text">a<text:tab/>Start typing after the current character</text:p>
      <text:p text:style-name="Preformatted_20_Text">A<text:tab/>Start typing at the end of current line</text:p>
      <text:p text:style-name="Preformatted_20_Text">o<text:tab/>Start typing on a new line after the current line</text:p>
      <text:p text:style-name="Preformatted_20_Text">O<text:tab/>Start typing on a new line before the current line</text:p>
      <text:p text:style-name="Preformatted_20_Text"/>
      <text:p text:style-name="Preformatted_20_Text"/>
      <text:p text:style-name="Preformatted_20_Text"><text:soft-page-break/>To delete:</text:p>
      <text:p text:style-name="Preformatted_20_Text">Commands<text:tab/>Action</text:p>
      <text:p text:style-name="Preformatted_20_Text">x<text:tab/>Delete the current character</text:p>
      <text:p text:style-name="Preformatted_20_Text">X<text:tab/>Delete the character before the cursor</text:p>
      <text:p text:style-name="Preformatted_20_Text">r<text:tab/>Replace the current character</text:p>
      <text:p text:style-name="Preformatted_20_Text">xp<text:tab/>Switch two characters</text:p>
      <text:p text:style-name="Preformatted_20_Text">dd<text:tab/>Delete the current line</text:p>
      <text:p text:style-name="Preformatted_20_Text">D<text:tab/>Delete the current line from current character to the end of the line</text:p>
      <text:p text:style-name="Preformatted_20_Text">dG<text:tab/>delete from the current line to the end of the file</text:p>
      <text:p text:style-name="Preformatted_20_Text"/>
      <text:p text:style-name="Preformatted_20_Text">8) cp (to copy data of one file to another file)</text:p>
      <text:p text:style-name="Preformatted_20_Text">syntax-cp filename to be copied filename in which copying</text:p>
      <text:p text:style-name="Preformatted_20_Text">output-&gt;</text:p>
      <text:p text:style-name="Preformatted_20_Text">beryl@beryl-Latitude-7490:~/Desktop/rohit$ cp r1.txt ro.txt</text:p>
      <text:p text:style-name="Preformatted_20_Text">beryl@beryl-Latitude-7490:~/Desktop/rohit$ cat ro.txt</text:p>
      <text:p text:style-name="Preformatted_20_Text"/>
      <text:p text:style-name="Preformatted_20_Text">rohit is here</text:p>
      <text:p text:style-name="Preformatted_20_Text"/>
      <text:p text:style-name="Preformatted_20_Text">options</text:p>
      <text:p text:style-name="Preformatted_20_Text">e.g-&gt;cp -r(to copy folders)</text:p>
      <text:p text:style-name="Preformatted_20_Text">beryl@beryl-Latitude-7490:~/Desktop$ ls -al</text:p>
      <text:p text:style-name="Preformatted_20_Text">total 84</text:p>
      <text:p text:style-name="Preformatted_20_Text">drwxr-xr-x <text:s/>6 beryl beryl <text:s/>4096 Dec 20 10:49 <text:s/>.</text:p>
      <text:p text:style-name="Preformatted_20_Text">drwxr-xr-x 20 beryl beryl <text:s/>4096 Dec 19 13:19 <text:s/>..</text:p>
      <text:p text:style-name="Preformatted_20_Text">-rw-rw-r-- <text:s/>1 beryl beryl <text:s text:c="3"/>46 Dec 17 16:52 <text:s/>ew.txt</text:p>
      <text:p text:style-name="Preformatted_20_Text">-rw-rw-r-- <text:s/>1 beryl beryl 14366 Dec 20 10:47 <text:s/>Git.txt</text:p>
      <text:p text:style-name="Preformatted_20_Text">-rw-rw-r-- <text:s/>1 beryl beryl 40289 Dec 19 18:22 'Linux commands.txt'</text:p>
      <text:p text:style-name="Preformatted_20_Text">drwxrwxr-x <text:s/>3 beryl beryl <text:s/>4096 Dec 20 10:20 <text:s/>pp</text:p>
      <text:p text:style-name="Preformatted_20_Text">drwxrwxr-x <text:s/>3 beryl beryl <text:s/>4096 Dec 19 18:08 <text:s/>projects</text:p>
      <text:p text:style-name="Preformatted_20_Text">drwxrwxr-x <text:s/>3 beryl beryl <text:s/>4096 Dec 20 10:53 <text:s/>rohit</text:p>
      <text:p text:style-name="Preformatted_20_Text">drwxrwxr-x <text:s/>2 beryl beryl <text:s/>4096 Dec 20 10:49 <text:s/>test</text:p>
      <text:p text:style-name="Preformatted_20_Text"/>
      <text:p text:style-name="Preformatted_20_Text">beryl@beryl-Latitude-7490:~/Desktop/rohit$ ls -al</text:p>
      <text:p text:style-name="Preformatted_20_Text">total 16</text:p>
      <text:p text:style-name="Preformatted_20_Text">drwxrwxr-x 3 beryl beryl 4096 Dec 20 10:53 .</text:p>
      <text:p text:style-name="Preformatted_20_Text">drwxr-xr-x 6 beryl beryl 4096 Dec 20 10:49 ..</text:p>
      <text:p text:style-name="Preformatted_20_Text">-rw-rw-r-- 1 beryl beryl <text:s text:c="2"/>14 Dec 20 10:49 aa.txt</text:p>
      <text:p text:style-name="Preformatted_20_Text">drwxrwxr-x 2 beryl beryl 4096 Dec 20 10:53 test</text:p>
      <text:p text:style-name="Preformatted_20_Text"/>
      <text:p text:style-name="Preformatted_20_Text"/>
      <text:p text:style-name="Preformatted_20_Text">e.g-&gt;copy files in a folder.</text:p>
      <text:p text:style-name="Preformatted_20_Text">beryl@beryl-Latitude-7490:~/Desktop/prc$ mkdir ac</text:p>
      <text:p text:style-name="Preformatted_20_Text">beryl@beryl-Latitude-7490:~/Desktop/prc$ cp aa.txt ab.txt ac</text:p>
      <text:p text:style-name="Preformatted_20_Text">beryl@beryl-Latitude-7490:~/Desktop/prc$ cd ac</text:p>
      <text:p text:style-name="Preformatted_20_Text">beryl@beryl-Latitude-7490:~/Desktop/prc/ac$ ls</text:p>
      <text:p text:style-name="Preformatted_20_Text">aa.txt <text:s/>ab.txt</text:p>
      <text:p text:style-name="Preformatted_20_Text"/>
      <text:p text:style-name="Preformatted_20_Text"/>
      <text:p text:style-name="Preformatted_20_Text">e.g-&gt;cp -i(it will ask permission before overwriting)</text:p>
      <text:p text:style-name="Preformatted_20_Text">beryl@beryl-Latitude-7490:~/Desktop/prc$ cp -i aa.txt ab.txt</text:p>
      <text:p text:style-name="Preformatted_20_Text">cp: overwrite 'ab.txt'? y</text:p>
      <text:p text:style-name="Preformatted_20_Text"/>
      <text:p text:style-name="Preformatted_20_Text"/>
      <text:p text:style-name="Preformatted_20_Text">e.g-&gt;cp -b(it will create an backup file)</text:p>
      <text:p text:style-name="Preformatted_20_Text">beryl@beryl-Latitude-7490:~/Desktop/prc$ cp -b aa.txt ab.txt</text:p>
      <text:p text:style-name="Preformatted_20_Text"/>
      <text:p text:style-name="Preformatted_20_Text">beryl@beryl-Latitude-7490:~/Desktop/prc$ ls</text:p>
      <text:p text:style-name="Preformatted_20_Text">aa.txt <text:s/>ab.txt <text:s/>ab.txt~</text:p>
      <text:p text:style-name="Preformatted_20_Text"/>
      <text:p text:style-name="Preformatted_20_Text"/>
      <text:p text:style-name="Preformatted_20_Text">e.g-&gt;cp -f(it will do copy forcefully beacuse sometimes user dont have permission for the writing in a file.)</text:p>
      <text:p text:style-name="Preformatted_20_Text">beryl@beryl-Latitude-7490:~/Desktop/prc$ ls -l</text:p>
      <text:p text:style-name="Preformatted_20_Text">total 4</text:p>
      <text:p text:style-name="Preformatted_20_Text"><text:soft-page-break/>-rw-rw-r-- 1 beryl beryl 8 Dec 20 11:35 aa.xt</text:p>
      <text:p text:style-name="Preformatted_20_Text">-r--rwxrwx 1 beryl beryl 0 Dec 20 11:35 ab.txt</text:p>
      <text:p text:style-name="Preformatted_20_Text">beryl@beryl-Latitude-7490:~/Desktop/prc$ cp -f aa.xt ab.txt</text:p>
      <text:p text:style-name="Preformatted_20_Text">beryl@beryl-Latitude-7490:~/Desktop/prc$ cat ab.txt</text:p>
      <text:p text:style-name="Preformatted_20_Text">i am aa</text:p>
      <text:p text:style-name="Preformatted_20_Text"/>
      <text:p text:style-name="Preformatted_20_Text">e.g-&gt;cp -r(to copy directories)</text:p>
      <text:p text:style-name="Preformatted_20_Text">beryl@beryl-Latitude-7490:~/Desktop$ cp -r prc ok</text:p>
      <text:p text:style-name="Preformatted_20_Text">beryl@beryl-Latitude-7490:~/Desktop$ cd ok</text:p>
      <text:p text:style-name="Preformatted_20_Text">beryl@beryl-Latitude-7490:~/Desktop/ok$ ls</text:p>
      <text:p text:style-name="Preformatted_20_Text">prc</text:p>
      <text:p text:style-name="Preformatted_20_Text">beryl@beryl-Latitude-7490:~/Desktop/ok$ cd prc</text:p>
      <text:p text:style-name="Preformatted_20_Text">beryl@beryl-Latitude-7490:~/Desktop/ok/prc$ ls</text:p>
      <text:p text:style-name="Preformatted_20_Text">aa.xt <text:s/>ab.txt</text:p>
      <text:p text:style-name="Preformatted_20_Text"/>
      <text:p text:style-name="Preformatted_20_Text"/>
      <text:p text:style-name="Preformatted_20_Text">9) mv (move the data of file to other file and gets deleted)</text:p>
      <text:p text:style-name="Preformatted_20_Text">syntax-mv filename to be copied filename in which copying</text:p>
      <text:p text:style-name="Preformatted_20_Text">output-&gt;</text:p>
      <text:p text:style-name="Preformatted_20_Text">beryl@beryl-Latitude-7490:~/Desktop/rohit$ mv r1.txt ro.txt</text:p>
      <text:p text:style-name="Preformatted_20_Text">beryl@beryl-Latitude-7490:~/Desktop/rohit$ cat r1.txt</text:p>
      <text:p text:style-name="Preformatted_20_Text">cat: r1.txt: No such file or directory</text:p>
      <text:p text:style-name="Preformatted_20_Text">beryl@beryl-Latitude-7490:~/Desktop/rohit$ cat ro.txt</text:p>
      <text:p text:style-name="Preformatted_20_Text"/>
      <text:p text:style-name="Preformatted_20_Text">i am good</text:p>
      <text:p text:style-name="Preformatted_20_Text">rohit is here</text:p>
      <text:p text:style-name="Preformatted_20_Text"/>
      <text:p text:style-name="Preformatted_20_Text">options</text:p>
      <text:p text:style-name="Preformatted_20_Text"/>
      <text:p text:style-name="Preformatted_20_Text">e.g-&gt;mv -i(to take permission before moving)</text:p>
      <text:p text:style-name="Preformatted_20_Text">syntax-&gt;mv -i file1 file2</text:p>
      <text:p text:style-name="Preformatted_20_Text">output-&gt;(ask permission for moving )</text:p>
      <text:p text:style-name="Preformatted_20_Text">beryl@beryl-Latitude-7490:~/Desktop/rohit$ mv -i aa.txt ab.txt</text:p>
      <text:p text:style-name="Preformatted_20_Text">mv: overwrite 'ab.txt'? </text:p>
      <text:p text:style-name="Preformatted_20_Text"/>
      <text:p text:style-name="Preformatted_20_Text"/>
      <text:p text:style-name="Preformatted_20_Text">e.g-&gt;mv -f(not ask for moving)</text:p>
      <text:p text:style-name="Preformatted_20_Text">syntax-&gt;mv -f file1 file2</text:p>
      <text:p text:style-name="Preformatted_20_Text">output-&gt;(deleted all the data of ab and have data of aa only,aa file will be deleted forcefully)</text:p>
      <text:p text:style-name="Preformatted_20_Text">beryl@beryl-Latitude-7490:~/Desktop/rohit$ mv -f aa.txt ab.txt</text:p>
      <text:p text:style-name="Preformatted_20_Text">beryl@beryl-Latitude-7490:~/Desktop/rohit$ cat aa.txt</text:p>
      <text:p text:style-name="Preformatted_20_Text">cat: aa.txt: No such file or directory</text:p>
      <text:p text:style-name="Preformatted_20_Text">beryl@beryl-Latitude-7490:~/Desktop/rohit$ cat ab.txt</text:p>
      <text:p text:style-name="Preformatted_20_Text">this is aa</text:p>
      <text:p text:style-name="Preformatted_20_Text"/>
      <text:p text:style-name="Preformatted_20_Text">we are appending some data</text:p>
      <text:p text:style-name="Preformatted_20_Text"/>
      <text:p text:style-name="Preformatted_20_Text"/>
      <text:p text:style-name="Preformatted_20_Text"/>
      <text:p text:style-name="Preformatted_20_Text">e.g-&gt;mv -n(prevent an existing file from being overwritten)</text:p>
      <text:p text:style-name="Preformatted_20_Text">syntax-&gt;mv -n file1 file2</text:p>
      <text:p text:style-name="Preformatted_20_Text">output-&gt;(no action will perform all file remain same)</text:p>
      <text:p text:style-name="Preformatted_20_Text">beryl@beryl-Latitude-7490:~/Desktop/rohit$ mv -n er.txt ab.txt</text:p>
      <text:p text:style-name="Preformatted_20_Text">beryl@beryl-Latitude-7490:~/Desktop/rohit$ cat er.txt</text:p>
      <text:p text:style-name="Preformatted_20_Text">this is aa</text:p>
      <text:p text:style-name="Preformatted_20_Text"/>
      <text:p text:style-name="Preformatted_20_Text">this is ab</text:p>
      <text:p text:style-name="Preformatted_20_Text"/>
      <text:p text:style-name="Preformatted_20_Text">beryl@beryl-Latitude-7490:~/Desktop/rohit$ cat ab.txt</text:p>
      <text:p text:style-name="Preformatted_20_Text">this is aa</text:p>
      <text:p text:style-name="Preformatted_20_Text"/>
      <text:p text:style-name="Preformatted_20_Text">we are appending some data</text:p>
      <text:p text:style-name="Preformatted_20_Text"/>
      <text:p text:style-name="Preformatted_20_Text"><text:soft-page-break/></text:p>
      <text:p text:style-name="Preformatted_20_Text">e.g-&gt;mv --version(shows version of mv)</text:p>
      <text:p text:style-name="Preformatted_20_Text">syntx-&gt;mv --version</text:p>
      <text:p text:style-name="Preformatted_20_Text">output-&gt;</text:p>
      <text:p text:style-name="Preformatted_20_Text">beryl@beryl-Latitude-7490:~/Desktop/rohit$ mv --version</text:p>
      <text:p text:style-name="Preformatted_20_Text">mv (GNU coreutils) 8.30</text:p>
      <text:p text:style-name="Preformatted_20_Text">Copyright (C) 2018 Free Software Foundation, Inc.</text:p>
      <text:p text:style-name="Preformatted_20_Text">License GPLv3+: GNU GPL version 3 or later &lt;https://gnu.org/licenses/gpl.html&gt;.</text:p>
      <text:p text:style-name="Preformatted_20_Text">This is free software: you are free to change and redistribute it.</text:p>
      <text:p text:style-name="Preformatted_20_Text">There is NO WARRANTY, to the extent permitted by law.</text:p>
      <text:p text:style-name="Preformatted_20_Text"/>
      <text:p text:style-name="Preformatted_20_Text">Written by Mike Parker, David MacKenzie, and Jim Meyering</text:p>
      <text:p text:style-name="Preformatted_20_Text"/>
      <text:p text:style-name="Preformatted_20_Text">e.g-&gt;mv -b(having backup of a file)</text:p>
      <text:p text:style-name="Preformatted_20_Text">syntax-&gt;mv -b file1 file2</text:p>
      <text:p text:style-name="Preformatted_20_Text">output-&gt;(here ab.txt will be deleted and copied to ey.txt and new file ey.txt~ will be made that is having the previous data of ey before mv operation)</text:p>
      <text:p text:style-name="Preformatted_20_Text">beryl@beryl-Latitude-7490:~/Desktop/rohit$ mv -b ab.txt ey.txt</text:p>
      <text:p text:style-name="Preformatted_20_Text">beryl@beryl-Latitude-7490:~/Desktop/rohit$ ls</text:p>
      <text:p text:style-name="Preformatted_20_Text">er.txt <text:s/>ey.txt <text:s/>ey.txt~ <text:s/>ry.txt <text:s/>test1.txt <text:s/>vv.txt</text:p>
      <text:p text:style-name="Preformatted_20_Text">beryl@beryl-Latitude-7490:~/Desktop/rohit$ cat ey.txt</text:p>
      <text:p text:style-name="Preformatted_20_Text">this is aa</text:p>
      <text:p text:style-name="Preformatted_20_Text"/>
      <text:p text:style-name="Preformatted_20_Text">we are appending some data</text:p>
      <text:p text:style-name="Preformatted_20_Text"/>
      <text:p text:style-name="Preformatted_20_Text"/>
      <text:p text:style-name="Preformatted_20_Text"/>
      <text:p text:style-name="Preformatted_20_Text"/>
      <text:p text:style-name="Preformatted_20_Text"/>
      <text:p text:style-name="Preformatted_20_Text">10)mv(also for rename)</text:p>
      <text:p text:style-name="Preformatted_20_Text">syntax- mv filename newfilename</text:p>
      <text:p text:style-name="Preformatted_20_Text">output-&gt;</text:p>
      <text:p text:style-name="Preformatted_20_Text">beryl@beryl-Latitude-7490:~/Desktop/rohit$ ls</text:p>
      <text:p text:style-name="Preformatted_20_Text">linuxcommands.txt <text:s/>ro.txt</text:p>
      <text:p text:style-name="Preformatted_20_Text">beryl@beryl-Latitude-7490:~/Desktop/rohit$ mv ro.txt rr.txt</text:p>
      <text:p text:style-name="Preformatted_20_Text">beryl@beryl-Latitude-7490:~/Desktop/rohit$ ls</text:p>
      <text:p text:style-name="Preformatted_20_Text">linuxcommands.txt <text:s/>rr.txt</text:p>
      <text:p text:style-name="Preformatted_20_Text"/>
      <text:p text:style-name="Preformatted_20_Text"/>
      <text:p text:style-name="Preformatted_20_Text"/>
      <text:p text:style-name="Preformatted_20_Text">11) echo (print some message)</text:p>
      <text:p text:style-name="Preformatted_20_Text">syntax-echo "message"</text:p>
      <text:p text:style-name="Preformatted_20_Text">output-&gt;</text:p>
      <text:p text:style-name="Preformatted_20_Text">beryl@beryl-Latitude-7490:~/Desktop/rohit$ echo "hiiii"</text:p>
      <text:p text:style-name="Preformatted_20_Text">hiiii</text:p>
      <text:p text:style-name="Preformatted_20_Text"/>
      <text:p text:style-name="Preformatted_20_Text">(-e IS USED FOR INTERPRETATION OF BACKSLASHES)</text:p>
      <text:p text:style-name="Preformatted_20_Text"/>
      <text:p text:style-name="Preformatted_20_Text">options</text:p>
      <text:p text:style-name="Preformatted_20_Text"/>
      <text:p text:style-name="Preformatted_20_Text">e.g-&gt;\b(removes all backspaces)</text:p>
      <text:p text:style-name="Preformatted_20_Text">output-&gt;</text:p>
      <text:p text:style-name="Preformatted_20_Text">beryl@beryl-Latitude-7490:~/Desktop/rohit$ echo -e <text:s/>"i \bam \bhere"</text:p>
      <text:p text:style-name="Preformatted_20_Text">iamhere</text:p>
      <text:p text:style-name="Preformatted_20_Text"/>
      <text:p text:style-name="Preformatted_20_Text"><text:s/>e.g-&gt;\c(text after \c is not printed and omitted trailing new line.)</text:p>
      <text:p text:style-name="Preformatted_20_Text"><text:s/>output-&gt;</text:p>
      <text:p text:style-name="Preformatted_20_Text"><text:s/>beryl@beryl-Latitude-7490:~/Desktop/rohit$ echo -e <text:s/>"i \cam here"</text:p>
      <text:p text:style-name="Preformatted_20_Text">i beryl@beryl-Latitude-7490:~/Desktop/rohit$ </text:p>
      <text:p text:style-name="Preformatted_20_Text"/>
      <text:p text:style-name="Preformatted_20_Text">e.g-&gt;\n(new line)</text:p>
      <text:p text:style-name="Preformatted_20_Text">beryl@beryl-Latitude-7490:~/Desktop/rohit$ echo -e <text:s/>"i \nam \nhere"</text:p>
      <text:p text:style-name="Preformatted_20_Text">i </text:p>
      <text:p text:style-name="Preformatted_20_Text">am </text:p>
      <text:p text:style-name="Preformatted_20_Text"><text:soft-page-break/>here</text:p>
      <text:p text:style-name="Preformatted_20_Text"/>
      <text:p text:style-name="Preformatted_20_Text">e.g-&gt;\t(horizontal tab)</text:p>
      <text:p text:style-name="Preformatted_20_Text">output-&gt;</text:p>
      <text:p text:style-name="Preformatted_20_Text">beryl@beryl-Latitude-7490:~/Desktop/rohit$ echo -e <text:s/>"i \tam \there"</text:p>
      <text:p text:style-name="Preformatted_20_Text">i <text:tab/>am <text:tab/>here</text:p>
      <text:p text:style-name="Preformatted_20_Text"/>
      <text:p text:style-name="Preformatted_20_Text">e.g-&gt;\v(vertical tab)</text:p>
      <text:p text:style-name="Preformatted_20_Text">output-&gt;</text:p>
      <text:p text:style-name="Preformatted_20_Text">beryl@beryl-Latitude-7490:~/Desktop/rohit$ echo -e <text:s/>"i \vam \vhere"</text:p>
      <text:p text:style-name="Preformatted_20_Text">i </text:p>
      <text:p text:style-name="Preformatted_20_Text"><text:s text:c="2"/>am </text:p>
      <text:p text:style-name="Preformatted_20_Text"><text:s text:c="5"/>here</text:p>
      <text:p text:style-name="Preformatted_20_Text"/>
      <text:p text:style-name="Preformatted_20_Text">e.g-&gt;\r( text before \r is not printed.)</text:p>
      <text:p text:style-name="Preformatted_20_Text">output-&gt;</text:p>
      <text:p text:style-name="Preformatted_20_Text">beryl@beryl-Latitude-7490:~/Desktop/rohit$ echo -e <text:s/>"i am \rhere"</text:p>
      <text:p text:style-name="Preformatted_20_Text">here </text:p>
      <text:p text:style-name="Preformatted_20_Text"/>
      <text:p text:style-name="Preformatted_20_Text">e.g-&gt;echo *(same as ls,show all files and folders)</text:p>
      <text:p text:style-name="Preformatted_20_Text">output-&gt;</text:p>
      <text:p text:style-name="Preformatted_20_Text">beryl@beryl-Latitude-7490:~/Desktop/rohit$ echo *</text:p>
      <text:p text:style-name="Preformatted_20_Text">er.txt ey.txt ey.txt~ ry.txt test1.txt vv.txt</text:p>
      <text:p text:style-name="Preformatted_20_Text"/>
      <text:p text:style-name="Preformatted_20_Text"/>
      <text:p text:style-name="Preformatted_20_Text"/>
      <text:p text:style-name="Preformatted_20_Text">e.g-&gt;-n(omit echoing trailing newline)</text:p>
      <text:p text:style-name="Preformatted_20_Text">output-&gt;</text:p>
      <text:p text:style-name="Preformatted_20_Text">beryl@beryl-Latitude-7490:~/Desktop/rohit$ echo -n "hello"</text:p>
      <text:p text:style-name="Preformatted_20_Text">helloberyl@beryl-Latitude-7490:~/Desktop/rohit$ </text:p>
      <text:p text:style-name="Preformatted_20_Text"/>
      <text:p text:style-name="Preformatted_20_Text">12) man (to show more details about command)</text:p>
      <text:p text:style-name="Preformatted_20_Text">syntax-man commandname</text:p>
      <text:p text:style-name="Preformatted_20_Text"/>
      <text:p text:style-name="Preformatted_20_Text">options</text:p>
      <text:p text:style-name="Preformatted_20_Text">e.g-&gt;man -f(return the section number of the command)</text:p>
      <text:p text:style-name="Preformatted_20_Text">syntax-&gt;man -f commandname</text:p>
      <text:p text:style-name="Preformatted_20_Text">output-&gt;</text:p>
      <text:p text:style-name="Preformatted_20_Text">beryl@beryl-Latitude-7490:~$ man -f ls</text:p>
      <text:p text:style-name="Preformatted_20_Text">ls (1) <text:s text:c="14"/>- list directory </text:p>
      <text:p text:style-name="Preformatted_20_Text"/>
      <text:p text:style-name="Preformatted_20_Text">e.g-&gt;man -a(display all the available intro manual pages in succession.)</text:p>
      <text:p text:style-name="Preformatted_20_Text">syntax-&gt;man -a commandname</text:p>
      <text:p text:style-name="Preformatted_20_Text">output-&gt;man -a ls</text:p>
      <text:p text:style-name="Preformatted_20_Text"/>
      <text:p text:style-name="Preformatted_20_Text">e.g-&gt;man -k(searches the given command as a regular expression in all the manuals and it returns the manual pages with the section number in which it is found.)</text:p>
      <text:p text:style-name="Preformatted_20_Text">syntax-&gt;man -k commandname</text:p>
      <text:p text:style-name="Preformatted_20_Text">output-&gt;</text:p>
      <text:p text:style-name="Preformatted_20_Text">beryl@beryl-Latitude-7490:~$ man -k cd</text:p>
      <text:p text:style-name="Preformatted_20_Text">apt-cdrom (8) <text:s text:c="7"/>- APT CD-ROM management utility</text:p>
      <text:p text:style-name="Preformatted_20_Text">cd-create-profile (1) - Color Manager Profile Creation Tool</text:p>
      <text:p text:style-name="Preformatted_20_Text">cd-fix-profile (1) <text:s text:c="2"/>- Color Manager Testing Tool</text:p>
      <text:p text:style-name="Preformatted_20_Text">cd-it8 (1) <text:s text:c="10"/>- Color Manager Testing Tool</text:p>
      <text:p text:style-name="Preformatted_20_Text">hex2hcd (1) <text:s text:c="9"/>- Broadcom Bluetooth firmware converter</text:p>
      <text:p text:style-name="Preformatted_20_Text">hipercdecode (1) <text:s text:c="4"/>- Decode a HIPERC stream into human readable form.</text:p>
      <text:p text:style-name="Preformatted_20_Text">mcd (1) <text:s text:c="13"/>- change MSDOS directory</text:p>
      <text:p text:style-name="Preformatted_20_Text">rsyncd.conf (5) <text:s text:c="5"/>- configuration file for rsync in daemon mode</text:p>
      <text:p text:style-name="Preformatted_20_Text">systemd-timesyncd (8) - Network Time Synchronization</text:p>
      <text:p text:style-name="Preformatted_20_Text">systemd-timesyncd.service (8) - Network Time Synchronization</text:p>
      <text:p text:style-name="Preformatted_20_Text">timesyncd.conf (5) <text:s text:c="2"/>- Network Time Synchronization configuration files</text:p>
      <text:p text:style-name="Preformatted_20_Text">timesyncd.conf.d (5) - Network Time Synchronization configuration files</text:p>
      <text:p text:style-name="Preformatted_20_Text">beryl@beryl-Latitude-7490:~$ </text:p>
      <text:p text:style-name="Preformatted_20_Text"><text:soft-page-break/></text:p>
      <text:p text:style-name="Preformatted_20_Text"/>
      <text:p text:style-name="Preformatted_20_Text"/>
      <text:p text:style-name="Preformatted_20_Text">e.g-&gt;man -w(returns the location in which the manual page of a given command is present)</text:p>
      <text:p text:style-name="Preformatted_20_Text">syntax-&gt;man -w commandname</text:p>
      <text:p text:style-name="Preformatted_20_Text">output-&gt;</text:p>
      <text:p text:style-name="Preformatted_20_Text">beryl@beryl-Latitude-7490:~$ man -w ls</text:p>
      <text:p text:style-name="Preformatted_20_Text">/usr/share/man/man1/ls.1.gz</text:p>
      <text:p text:style-name="Preformatted_20_Text"/>
      <text:p text:style-name="Preformatted_20_Text"/>
      <text:p text:style-name="Preformatted_20_Text">e.g-&gt;man -I(It considers the command as case sensitive)</text:p>
      <text:p text:style-name="Preformatted_20_Text">syntax-&gt;man -I commandname</text:p>
      <text:p text:style-name="Preformatted_20_Text">output-&gt;</text:p>
      <text:p text:style-name="Preformatted_20_Text">beryl@beryl-Latitude-7490:~$ man -I Ls</text:p>
      <text:p text:style-name="Preformatted_20_Text">No manual entry for Ls</text:p>
      <text:p text:style-name="Preformatted_20_Text">beryl@beryl-Latitude-7490:~$ man -I ls</text:p>
      <text:p text:style-name="Preformatted_20_Text">(gave o/p)</text:p>
      <text:p text:style-name="Preformatted_20_Text"/>
      <text:p text:style-name="Preformatted_20_Text">13) locate (to show the location of file)</text:p>
      <text:p text:style-name="Preformatted_20_Text">syntax-locate filename</text:p>
      <text:p text:style-name="Preformatted_20_Text">output-&gt;</text:p>
      <text:p text:style-name="Preformatted_20_Text">beryl@beryl-Latitude-7490:~/Desktop/rohit$ locate rr.txt</text:p>
      <text:p text:style-name="Preformatted_20_Text">/home/beryl/Desktop/rohit/rr.txt</text:p>
      <text:p text:style-name="Preformatted_20_Text"/>
      <text:p text:style-name="Preformatted_20_Text"/>
      <text:p text:style-name="Preformatted_20_Text">14) which (shows the location of command)</text:p>
      <text:p text:style-name="Preformatted_20_Text">syntax-which ls</text:p>
      <text:p text:style-name="Preformatted_20_Text">output-&gt;</text:p>
      <text:p text:style-name="Preformatted_20_Text">beryl@beryl-Latitude-7490:~/Desktop/rohit$ which ls</text:p>
      <text:p text:style-name="Preformatted_20_Text">/usr/bin/ls</text:p>
      <text:p text:style-name="Preformatted_20_Text"/>
      <text:p text:style-name="Preformatted_20_Text"/>
      <text:p text:style-name="Preformatted_20_Text">15)--help(gave more info about command)</text:p>
      <text:p text:style-name="Preformatted_20_Text">syntax- commandname --help</text:p>
      <text:p text:style-name="Preformatted_20_Text"/>
      <text:p text:style-name="Preformatted_20_Text"/>
      <text:p text:style-name="Preformatted_20_Text"/>
      <text:p text:style-name="Preformatted_20_Text">16) diff (difference of files)</text:p>
      <text:p text:style-name="Preformatted_20_Text">syntax-diff file1 file2</text:p>
      <text:p text:style-name="Preformatted_20_Text">output-&gt;</text:p>
      <text:p text:style-name="Preformatted_20_Text">beryl@beryl-Latitude-7490:~/Desktop/rohit$ diff er.txt rr.txt</text:p>
      <text:p text:style-name="Preformatted_20_Text">2c2,3</text:p>
      <text:p text:style-name="Preformatted_20_Text">&lt; not good</text:p>
      <text:p text:style-name="Preformatted_20_Text">---</text:p>
      <text:p text:style-name="Preformatted_20_Text">&gt; i am good</text:p>
      <text:p text:style-name="Preformatted_20_Text">&gt; rohit is here</text:p>
      <text:p text:style-name="Preformatted_20_Text"/>
      <text:p text:style-name="Preformatted_20_Text">17) file (show the type of file, even file having wrong extension,or don't have any extension)</text:p>
      <text:p text:style-name="Preformatted_20_Text">syntax- file nameoffile</text:p>
      <text:p text:style-name="Preformatted_20_Text">output-&gt;</text:p>
      <text:p text:style-name="Preformatted_20_Text">beryl@beryl-Latitude-7490:~/Desktop/rohit$ file rr.txt</text:p>
      <text:p text:style-name="Preformatted_20_Text">rr.txt: ASCII text</text:p>
      <text:p text:style-name="Preformatted_20_Text"/>
      <text:p text:style-name="Preformatted_20_Text">options</text:p>
      <text:p text:style-name="Preformatted_20_Text">e.g-&gt;-b( display just file type in brief mode)</text:p>
      <text:p text:style-name="Preformatted_20_Text">syntax-&gt;file -b filename</text:p>
      <text:p text:style-name="Preformatted_20_Text">output-&gt;</text:p>
      <text:p text:style-name="Preformatted_20_Text">beryl@beryl-Latitude-7490:~/Desktop/rohit$ file -b ey.txt</text:p>
      <text:p text:style-name="Preformatted_20_Text">ASCII text</text:p>
      <text:p text:style-name="Preformatted_20_Text"/>
      <text:p text:style-name="Preformatted_20_Text">e.g-&gt;*(displays the all files’s file type)</text:p>
      <text:p text:style-name="Preformatted_20_Text">syntax-&gt;file*</text:p>
      <text:p text:style-name="Preformatted_20_Text"><text:soft-page-break/>output-&gt;</text:p>
      <text:p text:style-name="Preformatted_20_Text">beryl@beryl-Latitude-7490:~/Desktop/rohit$ file *</text:p>
      <text:p text:style-name="Preformatted_20_Text">er.txt: <text:s text:c="3"/>ASCII text</text:p>
      <text:p text:style-name="Preformatted_20_Text">ey.txt: <text:s text:c="3"/>ASCII text</text:p>
      <text:p text:style-name="Preformatted_20_Text">ey.txt~: <text:s text:c="2"/>ASCII text</text:p>
      <text:p text:style-name="Preformatted_20_Text">ry.txt: <text:s text:c="3"/>ASCII text</text:p>
      <text:p text:style-name="Preformatted_20_Text">test1.txt: ASCII text</text:p>
      <text:p text:style-name="Preformatted_20_Text">vv.txt: <text:s text:c="3"/>empty</text:p>
      <text:p text:style-name="Preformatted_20_Text"/>
      <text:p text:style-name="Preformatted_20_Text"/>
      <text:p text:style-name="Preformatted_20_Text">e.g-&gt; directoryname/*(display all files filetypes in particular directory)</text:p>
      <text:p text:style-name="Preformatted_20_Text">syntax-&gt;file directoryname/*</text:p>
      <text:p text:style-name="Preformatted_20_Text">output-&gt;</text:p>
      <text:p text:style-name="Preformatted_20_Text">beryl@beryl-Latitude-7490:~/Desktop$ file rohit/*</text:p>
      <text:p text:style-name="Preformatted_20_Text">rohit/er.txt: <text:s text:c="3"/>ASCII text</text:p>
      <text:p text:style-name="Preformatted_20_Text">rohit/ey.txt: <text:s text:c="3"/>ASCII text</text:p>
      <text:p text:style-name="Preformatted_20_Text">rohit/ey.txt~: <text:s text:c="2"/>ASCII text</text:p>
      <text:p text:style-name="Preformatted_20_Text">rohit/ry.txt: <text:s text:c="3"/>ASCII text</text:p>
      <text:p text:style-name="Preformatted_20_Text">rohit/test1.txt: ASCII text</text:p>
      <text:p text:style-name="Preformatted_20_Text">rohit/vv.txt: <text:s text:c="3"/>empty</text:p>
      <text:p text:style-name="Preformatted_20_Text"/>
      <text:p text:style-name="Preformatted_20_Text"/>
      <text:p text:style-name="Preformatted_20_Text">18) less ( Shows the contents of a file as a set of pages in your terminal.for big files)</text:p>
      <text:p text:style-name="Preformatted_20_Text">syntax- less filename</text:p>
      <text:p text:style-name="Preformatted_20_Text"/>
      <text:p text:style-name="Preformatted_20_Text">19) chmod (change mode)</text:p>
      <text:p text:style-name="Preformatted_20_Text">Desc of permissions-ugo(owner(u) then group(g) then others(o)),for all(a)</text:p>
      <text:p text:style-name="Preformatted_20_Text">using octal numbers</text:p>
      <text:p text:style-name="Preformatted_20_Text">0-&gt;no permissions</text:p>
      <text:p text:style-name="Preformatted_20_Text">1-&gt;executing permission</text:p>
      <text:p text:style-name="Preformatted_20_Text">2-&gt;write permission</text:p>
      <text:p text:style-name="Preformatted_20_Text">4-&gt;read permission</text:p>
      <text:p text:style-name="Preformatted_20_Text"><text:s/>syntax-&gt; chmod numericalvalueasperorderof"ugo" filename</text:p>
      <text:p text:style-name="Preformatted_20_Text"><text:s/>output-&gt;</text:p>
      <text:p text:style-name="Preformatted_20_Text"><text:s/>beryl@beryl-Latitude-7490:~/Desktop/rohit$ chmod 000 rr.txt (first digit for user ,second for group,third for others and zero for no permissions.)</text:p>
      <text:p text:style-name="Preformatted_20_Text">beryl@beryl-Latitude-7490:~/Desktop/rohit$ cat rr.txt</text:p>
      <text:p text:style-name="Preformatted_20_Text">cat: rr.txt: Permission denied</text:p>
      <text:p text:style-name="Preformatted_20_Text"/>
      <text:p text:style-name="Preformatted_20_Text">options-</text:p>
      <text:p text:style-name="Preformatted_20_Text">e.g-&gt;(writing permission for group only)</text:p>
      <text:p text:style-name="Preformatted_20_Text">output-&gt;</text:p>
      <text:p text:style-name="Preformatted_20_Text">chmod 020 rr.txt</text:p>
      <text:p text:style-name="Preformatted_20_Text"/>
      <text:p text:style-name="Preformatted_20_Text">e.g-&gt;(Give the file’s owner read, write and execute permissions, read and execute permissions to group members and no permissions to all other users:)</text:p>
      <text:p text:style-name="Preformatted_20_Text">syntax-&gt;chmod 750 filename</text:p>
      <text:p text:style-name="Preformatted_20_Text"/>
      <text:p text:style-name="Preformatted_20_Text">e.g-&gt;(Recursively set read, write, and execute permissions to the file owner and no permissions for all other users on a given file:)</text:p>
      <text:p text:style-name="Preformatted_20_Text">syntax-&gt;chmod -R 700 filename</text:p>
      <text:p text:style-name="Preformatted_20_Text"/>
      <text:p text:style-name="Preformatted_20_Text">using alphabetical characters</text:p>
      <text:p text:style-name="Preformatted_20_Text">Read permissions denoted by 'r'</text:p>
      <text:p text:style-name="Preformatted_20_Text">Write permission denoted by 'w'</text:p>
      <text:p text:style-name="Preformatted_20_Text">Execute permissions denoted by 'x'</text:p>
      <text:p text:style-name="Preformatted_20_Text"/>
      <text:p text:style-name="Preformatted_20_Text">+-&gt;add or assigning</text:p>
      <text:p text:style-name="Preformatted_20_Text">--&gt;removing</text:p>
      <text:p text:style-name="Preformatted_20_Text"/>
      <text:p text:style-name="Preformatted_20_Text"/>
      <text:p text:style-name="Preformatted_20_Text">syntax-&gt;chmod alphabet operator permissions filename</text:p>
      <text:p text:style-name="Preformatted_20_Text">e.g-&gt;(writing permission for group only)</text:p>
      <text:p text:style-name="Preformatted_20_Text"><text:soft-page-break/>o/p-&gt;chmod g+w rr.txt</text:p>
      <text:p text:style-name="Preformatted_20_Text"/>
      <text:p text:style-name="Preformatted_20_Text">20) rm -r (delete a file)</text:p>
      <text:p text:style-name="Preformatted_20_Text">syntax- rm -r filename</text:p>
      <text:p text:style-name="Preformatted_20_Text">output-&gt;</text:p>
      <text:p text:style-name="Preformatted_20_Text">beryl@beryl-Latitude-7490:~/Desktop/rohit$ rm -r rr.txt</text:p>
      <text:p text:style-name="Preformatted_20_Text">beryl@beryl-Latitude-7490:~/Desktop/rohit$ ls</text:p>
      <text:p text:style-name="Preformatted_20_Text">er.txt <text:s/>linuxcommands.txt</text:p>
      <text:p text:style-name="Preformatted_20_Text"/>
      <text:p text:style-name="Preformatted_20_Text">options</text:p>
      <text:p text:style-name="Preformatted_20_Text">e.g-&gt;(rm -i , will ask permission for the deletion of file)</text:p>
      <text:p text:style-name="Preformatted_20_Text">synatx-&gt; rm -i filename</text:p>
      <text:p text:style-name="Preformatted_20_Text">output-&gt;</text:p>
      <text:p text:style-name="Preformatted_20_Text">beryl@beryl-Latitude-7490:~/Desktop/rohit$ rm -i ry.txt</text:p>
      <text:p text:style-name="Preformatted_20_Text">rm: remove regular file 'ry.txt'? no</text:p>
      <text:p text:style-name="Preformatted_20_Text">beryl@beryl-Latitude-7490:~/Desktop/rohit$ ls</text:p>
      <text:p text:style-name="Preformatted_20_Text">er.txt <text:s/>ry.txt</text:p>
      <text:p text:style-name="Preformatted_20_Text"/>
      <text:p text:style-name="Preformatted_20_Text"/>
      <text:p text:style-name="Preformatted_20_Text">21) rmdir (to remove directory)</text:p>
      <text:p text:style-name="Preformatted_20_Text">syntax-rmdir filename</text:p>
      <text:p text:style-name="Preformatted_20_Text">output-&gt;</text:p>
      <text:p text:style-name="Preformatted_20_Text">beryl@beryl-Latitude-7490:~/Desktop$ ls</text:p>
      <text:p text:style-name="Preformatted_20_Text">rohit <text:s/>rt</text:p>
      <text:p text:style-name="Preformatted_20_Text">beryl@beryl-Latitude-7490:~/Desktop$ rmdir rt</text:p>
      <text:p text:style-name="Preformatted_20_Text">beryl@beryl-Latitude-7490:~/Desktop$ ls</text:p>
      <text:p text:style-name="Preformatted_20_Text">rohit</text:p>
      <text:p text:style-name="Preformatted_20_Text"/>
      <text:p text:style-name="Preformatted_20_Text"/>
      <text:p text:style-name="Preformatted_20_Text"/>
      <text:p text:style-name="Preformatted_20_Text">options</text:p>
      <text:p text:style-name="Preformatted_20_Text"/>
      <text:p text:style-name="Preformatted_20_Text">e.g-&gt;dir/dir1(to remove directories in hierarchical)</text:p>
      <text:p text:style-name="Preformatted_20_Text">syntax-&gt; rmdir dir/dir1</text:p>
      <text:p text:style-name="Preformatted_20_Text">output-&gt;(it will remove dir1 then its parent dir)</text:p>
      <text:p text:style-name="Preformatted_20_Text">beryl@beryl-Latitude-7490:~$ rmdir -p dir/dir1</text:p>
      <text:p text:style-name="Preformatted_20_Text">beryl@beryl-Latitude-7490:~$ ls</text:p>
      <text:p text:style-name="Preformatted_20_Text">Desktop <text:s text:c="3"/>Downloads <text:s text:c="30"/>Music <text:s text:c="4"/>Public <text:s/>Templates</text:p>
      <text:p text:style-name="Preformatted_20_Text">Documents <text:s/>google-chrome-stable_current_amd64.deb <text:s/>Pictures <text:s/>snap <text:s text:c="3"/>Videos</text:p>
      <text:p text:style-name="Preformatted_20_Text"/>
      <text:p text:style-name="Preformatted_20_Text"/>
      <text:p text:style-name="Preformatted_20_Text">e.g-&gt;rmdir dir1 dir2 (remove multiple directories)</text:p>
      <text:p text:style-name="Preformatted_20_Text">syntax-&gt;rmdir dir1 dir2</text:p>
      <text:p text:style-name="Preformatted_20_Text">output-&gt;(if any directory not empty then it will show eror and other directories will be deleted.)</text:p>
      <text:p text:style-name="Preformatted_20_Text">beryl@beryl-Latitude-7490:~$ mkdir dir1 dir2 dir3</text:p>
      <text:p text:style-name="Preformatted_20_Text">beryl@beryl-Latitude-7490:~$ ls</text:p>
      <text:p text:style-name="Preformatted_20_Text">Desktop <text:s/>dir3 <text:s text:c="6"/>google-chrome-stable_current_amd64.deb <text:s/>Public <text:s text:c="4"/>Videos</text:p>
      <text:p text:style-name="Preformatted_20_Text">dir1 <text:s text:c="4"/>Documents <text:s/>Music <text:s text:c="34"/>snap</text:p>
      <text:p text:style-name="Preformatted_20_Text">dir2 <text:s text:c="4"/>Downloads <text:s/>Pictures <text:s text:c="31"/>Templates</text:p>
      <text:p text:style-name="Preformatted_20_Text">beryl@beryl-Latitude-7490:~$ rmdir dir1 dir2 dir3</text:p>
      <text:p text:style-name="Preformatted_20_Text">beryl@beryl-Latitude-7490:~$ ls</text:p>
      <text:p text:style-name="Preformatted_20_Text">Desktop <text:s text:c="3"/>Downloads <text:s text:c="30"/>Music <text:s text:c="4"/>Public <text:s/>Templates</text:p>
      <text:p text:style-name="Preformatted_20_Text">Documents <text:s/>google-chrome-stable_current_amd64.deb <text:s/>Pictures <text:s/>snap <text:s text:c="3"/>Videos</text:p>
      <text:p text:style-name="Preformatted_20_Text"/>
      <text:p text:style-name="Preformatted_20_Text">22) tree (to show file structure)</text:p>
      <text:p text:style-name="Preformatted_20_Text">syntax-&gt;tree</text:p>
      <text:p text:style-name="Preformatted_20_Text">output-&gt;</text:p>
      <text:p text:style-name="Preformatted_20_Text">beryl@beryl-Latitude-7490:~$ tree</text:p>
      <text:p text:style-name="Preformatted_20_Text">.</text:p>
      <text:p text:style-name="Preformatted_20_Text">├── Desktop</text:p>
      <text:p text:style-name="Preformatted_20_Text">│   ├── linuxcommandstoday.txt</text:p>
      <text:p text:style-name="Preformatted_20_Text">│   └── rohit</text:p>
      <text:p text:style-name="Preformatted_20_Text">│   <text:s text:c="4"/>├── er.txt</text:p>
      <text:p text:style-name="Preformatted_20_Text"><text:soft-page-break/>│   <text:s text:c="4"/>└── ry.txt</text:p>
      <text:p text:style-name="Preformatted_20_Text">├── Documents</text:p>
      <text:p text:style-name="Preformatted_20_Text">├── Downloads</text:p>
      <text:p text:style-name="Preformatted_20_Text">├── google-chrome-stable_current_amd64.deb</text:p>
      <text:p text:style-name="Preformatted_20_Text">├── Music</text:p>
      <text:p text:style-name="Preformatted_20_Text">├── Pictures</text:p>
      <text:p text:style-name="Preformatted_20_Text">├── Public</text:p>
      <text:p text:style-name="Preformatted_20_Text">├── snap</text:p>
      <text:p text:style-name="Preformatted_20_Text">│   └── snap-store</text:p>
      <text:p text:style-name="Preformatted_20_Text">│   <text:s text:c="4"/>├── 558</text:p>
      <text:p text:style-name="Preformatted_20_Text">│   <text:s text:c="4"/>├── common</text:p>
      <text:p text:style-name="Preformatted_20_Text">│   <text:s text:c="4"/>└── current -&gt; 558</text:p>
      <text:p text:style-name="Preformatted_20_Text">├── Templates</text:p>
      <text:p text:style-name="Preformatted_20_Text">└── Videos</text:p>
      <text:p text:style-name="Preformatted_20_Text"/>
      <text:p text:style-name="Preformatted_20_Text"/>
      <text:p text:style-name="Preformatted_20_Text">23) grep (finding the pattern and highlight that,i is used to avoid case sensitivity)</text:p>
      <text:p text:style-name="Preformatted_20_Text">syntax-&gt;grep -i "pattern" filename</text:p>
      <text:p text:style-name="Preformatted_20_Text">output-&gt;(all oks will be highlighted)</text:p>
      <text:p text:style-name="Preformatted_20_Text">beryl@beryl-Latitude-7490:~/Desktop/rohit$ grep -i "ok" test1.txt</text:p>
      <text:p text:style-name="Preformatted_20_Text">i am not ok with ok</text:p>
      <text:p text:style-name="Preformatted_20_Text"/>
      <text:p text:style-name="Preformatted_20_Text"/>
      <text:p text:style-name="Preformatted_20_Text">24)head(to show top 10 lines)</text:p>
      <text:p text:style-name="Preformatted_20_Text">syntax-&gt;head filename</text:p>
      <text:p text:style-name="Preformatted_20_Text">output-&gt;</text:p>
      <text:p text:style-name="Preformatted_20_Text">beryl@beryl-Latitude-7490:~/Desktop$ head aa.txt</text:p>
      <text:p text:style-name="Preformatted_20_Text">i am </text:p>
      <text:p text:style-name="Preformatted_20_Text">i am inside</text:p>
      <text:p text:style-name="Preformatted_20_Text">q</text:p>
      <text:p text:style-name="Preformatted_20_Text">w</text:p>
      <text:p text:style-name="Preformatted_20_Text">e</text:p>
      <text:p text:style-name="Preformatted_20_Text">r</text:p>
      <text:p text:style-name="Preformatted_20_Text">t</text:p>
      <text:p text:style-name="Preformatted_20_Text">y</text:p>
      <text:p text:style-name="Preformatted_20_Text">u</text:p>
      <text:p text:style-name="Preformatted_20_Text">i</text:p>
      <text:p text:style-name="Preformatted_20_Text"/>
      <text:p text:style-name="Preformatted_20_Text">25) tail (show last 10 lines)</text:p>
      <text:p text:style-name="Preformatted_20_Text">syntax-&gt;tail filename</text:p>
      <text:p text:style-name="Preformatted_20_Text">output-&gt;</text:p>
      <text:p text:style-name="Preformatted_20_Text">beryl@beryl-Latitude-7490:~/Desktop$ tail aa.txt</text:p>
      <text:p text:style-name="Preformatted_20_Text">y</text:p>
      <text:p text:style-name="Preformatted_20_Text">u</text:p>
      <text:p text:style-name="Preformatted_20_Text">i</text:p>
      <text:p text:style-name="Preformatted_20_Text">j</text:p>
      <text:p text:style-name="Preformatted_20_Text">h</text:p>
      <text:p text:style-name="Preformatted_20_Text">g</text:p>
      <text:p text:style-name="Preformatted_20_Text">g</text:p>
      <text:p text:style-name="Preformatted_20_Text">f</text:p>
      <text:p text:style-name="Preformatted_20_Text">d</text:p>
      <text:p text:style-name="Preformatted_20_Text">d</text:p>
      <text:p text:style-name="Preformatted_20_Text"/>
      <text:p text:style-name="Preformatted_20_Text"/>
      <text:p text:style-name="Preformatted_20_Text">26) id (used to display id of the user)</text:p>
      <text:p text:style-name="Preformatted_20_Text">output-&gt;</text:p>
      <text:p text:style-name="Preformatted_20_Text">beryl@beryl-Latitude-7490:~/Desktop$ id</text:p>
      <text:p text:style-name="Preformatted_20_Text">uid=1000(beryl) gid=1000(beryl) groups=1000(beryl),4(adm),24(cdrom),27(sudo),30(dip),46(plugdev),120(lpadmin),132(lxd),133(sambash</text:p>
      <text:p text:style-name="Preformatted_20_Text"/>
      <text:p text:style-name="Preformatted_20_Text"/>
      <text:p text:style-name="Preformatted_20_Text">27) passwd (to change password)</text:p>
      <text:p text:style-name="Preformatted_20_Text"><text:soft-page-break/>syntax-&gt;sudo passwd username</text:p>
      <text:p text:style-name="Preformatted_20_Text">output-&gt;</text:p>
      <text:p text:style-name="Preformatted_20_Text">beryl@beryl-Latitude-7490:~$ sudo passwd beryl</text:p>
      <text:p text:style-name="Preformatted_20_Text">[sudo] password for beryl: </text:p>
      <text:p text:style-name="Preformatted_20_Text">New password: </text:p>
      <text:p text:style-name="Preformatted_20_Text">Retype new password: </text:p>
      <text:p text:style-name="Preformatted_20_Text">passwd: password updated successfully</text:p>
      <text:p text:style-name="Preformatted_20_Text"/>
      <text:p text:style-name="Preformatted_20_Text">28) wc (count the lines, words, and characters in a file)</text:p>
      <text:p text:style-name="Preformatted_20_Text">syntax-&gt;wc filename</text:p>
      <text:p text:style-name="Preformatted_20_Text">output-&gt;</text:p>
      <text:p text:style-name="Preformatted_20_Text">beryl@beryl-Latitude-7490:~/Desktop$ wc aa.txt</text:p>
      <text:p text:style-name="Preformatted_20_Text">17 20 48 aa.txt</text:p>
      <text:p text:style-name="Preformatted_20_Text"/>
      <text:p text:style-name="Preformatted_20_Text"/>
      <text:p text:style-name="Preformatted_20_Text">29) od (display the content of a file in different s, such as hexadecimal, octal, and ASCII characters.)</text:p>
      <text:p text:style-name="Preformatted_20_Text"/>
      <text:p text:style-name="Preformatted_20_Text">Syntax:</text:p>
      <text:p text:style-name="Preformatted_20_Text"/>
      <text:p text:style-name="Preformatted_20_Text">od -b &lt;fileName&gt; <text:s text:c="5"/>// Octal format <text:s/></text:p>
      <text:p text:style-name="Preformatted_20_Text">od -t x1 &lt;fileName&gt; <text:s text:c="2"/>// Hexa decimal format <text:s/></text:p>
      <text:p text:style-name="Preformatted_20_Text">od -c &lt;fileName&gt; <text:s text:c="4"/>// ASCII character format <text:s/></text:p>
      <text:p text:style-name="Preformatted_20_Text"/>
      <text:p text:style-name="Preformatted_20_Text">output-&gt;</text:p>
      <text:p text:style-name="Preformatted_20_Text">beryl@beryl-Latitude-7490:~/Desktop$ wc aa.txt</text:p>
      <text:p text:style-name="Preformatted_20_Text">17 20 48 aa.txt</text:p>
      <text:p text:style-name="Preformatted_20_Text">beryl@beryl-Latitude-7490:~/Desktop$ od -b aa.txt</text:p>
      <text:p text:style-name="Preformatted_20_Text">0000000 151 040 141 155 040 012 151 040 141 155 040 151 156 163 151 144</text:p>
      <text:p text:style-name="Preformatted_20_Text">0000020 145 012 161 012 167 012 145 012 162 012 164 012 171 012 165 012</text:p>
      <text:p text:style-name="Preformatted_20_Text">0000040 151 012 152 012 150 012 147 012 147 012 146 012 144 012 144 012</text:p>
      <text:p text:style-name="Preformatted_20_Text">0000060</text:p>
      <text:p text:style-name="Preformatted_20_Text">beryl@beryl-Latitude-7490:~/Desktop$ od -t x1 aa.txt</text:p>
      <text:p text:style-name="Preformatted_20_Text">0000000 69 20 61 6d 20 0a 69 20 61 6d 20 69 6e 73 69 64</text:p>
      <text:p text:style-name="Preformatted_20_Text">0000020 65 0a 71 0a 77 0a 65 0a 72 0a 74 0a 79 0a 75 0a</text:p>
      <text:p text:style-name="Preformatted_20_Text">0000040 69 0a 6a 0a 68 0a 67 0a 67 0a 66 0a 64 0a 64 0a</text:p>
      <text:p text:style-name="Preformatted_20_Text">0000060</text:p>
      <text:p text:style-name="Preformatted_20_Text">beryl@beryl-Latitude-7490:~/Desktop$ od -c aa.txt</text:p>
      <text:p text:style-name="Preformatted_20_Text">0000000 <text:s text:c="2"/>i <text:s text:c="6"/>a <text:s text:c="2"/>m <text:s text:c="5"/>\n <text:s text:c="2"/>i <text:s text:c="6"/>a <text:s text:c="2"/>m <text:s text:c="6"/>i <text:s text:c="2"/>n <text:s text:c="2"/>s <text:s text:c="2"/>i <text:s text:c="2"/>d</text:p>
      <text:p text:style-name="Preformatted_20_Text">0000020 <text:s text:c="2"/>e <text:s/>\n <text:s text:c="2"/>q <text:s/>\n <text:s text:c="2"/>w <text:s/>\n <text:s text:c="2"/>e <text:s/>\n <text:s text:c="2"/>r <text:s/>\n <text:s text:c="2"/>t <text:s/>\n <text:s text:c="2"/>y <text:s/>\n <text:s text:c="2"/>u <text:s/>\n</text:p>
      <text:p text:style-name="Preformatted_20_Text">0000040 <text:s text:c="2"/>i <text:s/>\n <text:s text:c="2"/>j <text:s/>\n <text:s text:c="2"/>h <text:s/>\n <text:s text:c="2"/>g <text:s/>\n <text:s text:c="2"/>g <text:s/>\n <text:s text:c="2"/>f <text:s/>\n <text:s text:c="2"/>d <text:s/>\n <text:s text:c="2"/>d <text:s/>\n</text:p>
      <text:p text:style-name="Preformatted_20_Text">0000060</text:p>
      <text:p text:style-name="Preformatted_20_Text"/>
      <text:p text:style-name="Preformatted_20_Text"/>
      <text:p text:style-name="Preformatted_20_Text"/>
      <text:p text:style-name="Preformatted_20_Text">30) sort (sort the file in alphabetical oreder)</text:p>
      <text:p text:style-name="Preformatted_20_Text">syntax-&gt;sort filename</text:p>
      <text:p text:style-name="Preformatted_20_Text">output-&gt;</text:p>
      <text:p text:style-name="Preformatted_20_Text">beryl@beryl-Latitude-7490:~/Desktop$ sort aa.txt</text:p>
      <text:p text:style-name="Preformatted_20_Text">ab=20</text:p>
      <text:p text:style-name="Preformatted_20_Text">acd=30</text:p>
      <text:p text:style-name="Preformatted_20_Text">ba=9</text:p>
      <text:p text:style-name="Preformatted_20_Text">e=0</text:p>
      <text:p text:style-name="Preformatted_20_Text">s=98</text:p>
      <text:p text:style-name="Preformatted_20_Text"/>
      <text:p text:style-name="Preformatted_20_Text">31) gzip (The gzip command is used to truncate the file size. It is a compressing tool. It replaces the original file by the compressed file having '.gz' extension.)</text:p>
      <text:p text:style-name="Preformatted_20_Text">syntax-&gt; gzip file1 file 2</text:p>
      <text:p text:style-name="Preformatted_20_Text">output-&gt;</text:p>
      <text:p text:style-name="Preformatted_20_Text">beryl@beryl-Latitude-7490:~/Desktop$ ls</text:p>
      <text:p text:style-name="Preformatted_20_Text">aa.txt <text:s/>linuxcommandstoday.txt</text:p>
      <text:p text:style-name="Preformatted_20_Text">beryl@beryl-Latitude-7490:~/Desktop$ gzip aa.txt</text:p>
      <text:p text:style-name="Preformatted_20_Text">beryl@beryl-Latitude-7490:~/Desktop$ ls</text:p>
      <text:p text:style-name="Preformatted_20_Text"><text:soft-page-break/>aa.txt.gz <text:s/>linuxcommandstoday.txt</text:p>
      <text:p text:style-name="Preformatted_20_Text"/>
      <text:p text:style-name="Preformatted_20_Text"/>
      <text:p text:style-name="Preformatted_20_Text"/>
      <text:p text:style-name="Preformatted_20_Text">32) gunzip (The gunzip command is used to decompress a file. It is a reverse operation of gzip command.)</text:p>
      <text:p text:style-name="Preformatted_20_Text">syntax-&gt;gunzip file1 file2</text:p>
      <text:p text:style-name="Preformatted_20_Text">output-&gt;</text:p>
      <text:p text:style-name="Preformatted_20_Text">beryl@beryl-Latitude-7490:~/Desktop$ ls</text:p>
      <text:p text:style-name="Preformatted_20_Text">aa.txt.gz <text:s/>linuxcommandstoday.txt</text:p>
      <text:p text:style-name="Preformatted_20_Text">beryl@beryl-Latitude-7490:~/Desktop$ gunzip aa.txt</text:p>
      <text:p text:style-name="Preformatted_20_Text">beryl@beryl-Latitude-7490:~/Desktop$ ls</text:p>
      <text:p text:style-name="Preformatted_20_Text">aa.txt <text:s/>linuxcommandstoday.txt</text:p>
      <text:p text:style-name="Preformatted_20_Text"/>
      <text:p text:style-name="Preformatted_20_Text"/>
      <text:p text:style-name="Preformatted_20_Text"/>
      <text:p text:style-name="Preformatted_20_Text">33) zcat ( The zcat command is used to display the content of compressed files.)</text:p>
      <text:p text:style-name="Preformatted_20_Text">syntax-&gt;zcat filename</text:p>
      <text:p text:style-name="Preformatted_20_Text">output-&gt;</text:p>
      <text:p text:style-name="Preformatted_20_Text">beryl@beryl-Latitude-7490:~/Desktop$ ls</text:p>
      <text:p text:style-name="Preformatted_20_Text">aa.txt.gz <text:s/>linuxcommandstoday.txt</text:p>
      <text:p text:style-name="Preformatted_20_Text">beryl@beryl-Latitude-7490:~/Desktop$ zcat aa.txt</text:p>
      <text:p text:style-name="Preformatted_20_Text">ab=20</text:p>
      <text:p text:style-name="Preformatted_20_Text">acd=30</text:p>
      <text:p text:style-name="Preformatted_20_Text">ba=9</text:p>
      <text:p text:style-name="Preformatted_20_Text">e=0</text:p>
      <text:p text:style-name="Preformatted_20_Text">s=98</text:p>
      <text:p text:style-name="Preformatted_20_Text"/>
      <text:p text:style-name="Preformatted_20_Text"/>
      <text:p text:style-name="Preformatted_20_Text"/>
      <text:p text:style-name="Preformatted_20_Text"/>
      <text:p text:style-name="Preformatted_20_Text"/>
      <text:p text:style-name="Preformatted_20_Text">34) df (The df command is used to display the disk space used in the file system. It displays the output as in the number of used blocks, available blocks, and the mounted directory.</text:p>
      <text:p text:style-name="Preformatted_20_Text">syntax-&gt;df</text:p>
      <text:p text:style-name="Preformatted_20_Text">output-&gt;</text:p>
      <text:p text:style-name="Preformatted_20_Text">beryl@beryl-Latitude-7490:~$ df</text:p>
      <text:p text:style-name="Preformatted_20_Text">Filesystem <text:s text:c="4"/>1K-blocks <text:s text:c="4"/>Used Available Use% Mounted on</text:p>
      <text:p text:style-name="Preformatted_20_Text">udev <text:s text:c="12"/>3969212 <text:s text:c="7"/>0 <text:s text:c="2"/>3969212 <text:s text:c="2"/>0% /dev</text:p>
      <text:p text:style-name="Preformatted_20_Text">tmpfs <text:s text:c="12"/>801544 <text:s text:c="4"/>1940 <text:s text:c="3"/>799604 <text:s text:c="2"/>1% /run</text:p>
      <text:p text:style-name="Preformatted_20_Text">/dev/nvme0n1p2 244506940 12019028 219994856 <text:s text:c="2"/>6% /</text:p>
      <text:p text:style-name="Preformatted_20_Text">tmpfs <text:s text:c="11"/>4007708 <text:s text:c="2"/>273844 <text:s text:c="2"/>3733864 <text:s text:c="2"/>7% /dev/shm</text:p>
      <text:p text:style-name="Preformatted_20_Text">tmpfs <text:s text:c="14"/>5120 <text:s text:c="7"/>4 <text:s text:c="5"/>5116 <text:s text:c="2"/>1% /run/lock</text:p>
      <text:p text:style-name="Preformatted_20_Text">tmpfs <text:s text:c="11"/>4007708 <text:s text:c="7"/>0 <text:s text:c="2"/>4007708 <text:s text:c="2"/>0% /sys/fs/cgroup</text:p>
      <text:p text:style-name="Preformatted_20_Text">/dev/loop0 <text:s text:c="8"/>63488 <text:s text:c="3"/>63488 <text:s text:c="8"/>0 100% /snap/core20/1328</text:p>
      <text:p text:style-name="Preformatted_20_Text">/dev/loop2 <text:s text:c="7"/>254848 <text:s text:c="2"/>254848 <text:s text:c="8"/>0 100% /snap/gnome-3-38-2004/99</text:p>
      <text:p text:style-name="Preformatted_20_Text">/dev/loop1 <text:s text:c="10"/>128 <text:s text:c="5"/>128 <text:s text:c="8"/>0 100% /snap/bare/5</text:p>
      <text:p text:style-name="Preformatted_20_Text">/dev/loop3 <text:s text:c="8"/>47104 <text:s text:c="3"/>47104 <text:s text:c="8"/>0 100% /snap/snap-store/638</text:p>
      <text:p text:style-name="Preformatted_20_Text">/dev/loop4 <text:s text:c="8"/>64768 <text:s text:c="3"/>64768 <text:s text:c="8"/>0 100% /snap/core20/1738</text:p>
      <text:p text:style-name="Preformatted_20_Text">/dev/loop5 <text:s text:c="8"/>93952 <text:s text:c="3"/>93952 <text:s text:c="8"/>0 100% /snap/gtk-common-themes/1535</text:p>
      <text:p text:style-name="Preformatted_20_Text">/dev/loop6 <text:s text:c="8"/>66816 <text:s text:c="3"/>66816 <text:s text:c="8"/>0 100% /snap/gtk-common-themes/1519</text:p>
      <text:p text:style-name="Preformatted_20_Text">/dev/loop7 <text:s text:c="8"/>55552 <text:s text:c="3"/>55552 <text:s text:c="8"/>0 100% /snap/snap-store/558</text:p>
      <text:p text:style-name="Preformatted_20_Text">/dev/loop8 <text:s text:c="7"/>354688 <text:s text:c="2"/>354688 <text:s text:c="8"/>0 100% /snap/gnome-3-38-2004/119</text:p>
      <text:p text:style-name="Preformatted_20_Text">/dev/loop9 <text:s text:c="8"/>50816 <text:s text:c="3"/>50816 <text:s text:c="8"/>0 100% /snap/snapd/17883</text:p>
      <text:p text:style-name="Preformatted_20_Text">/dev/nvme0n1p1 <text:s text:c="3"/>523248 <text:s text:c="4"/>5348 <text:s text:c="3"/>517900 <text:s text:c="2"/>2% /boot/efi</text:p>
      <text:p text:style-name="Preformatted_20_Text">tmpfs <text:s text:c="12"/>801540 <text:s text:c="6"/>24 <text:s text:c="3"/>801516 <text:s text:c="2"/>1% /run/user/1000</text:p>
      <text:p text:style-name="Preformatted_20_Text">beryl@beryl-Latitude-7490:~$ </text:p>
      <text:p text:style-name="Preformatted_20_Text"/>
      <text:p text:style-name="Preformatted_20_Text"/>
      <text:p text:style-name="Preformatted_20_Text"/>
      <text:p text:style-name="Preformatted_20_Text"/>
      <text:p text:style-name="Preformatted_20_Text"/>
      <text:p text:style-name="Preformatted_20_Text">35)top command is used to show the Linux processes. It provides a dynamic real-<text:soft-page-break/>time view of the running system. Usually, this command shows the summary information of the system and the list of processes or threads which are currently managed by the Linux Kernel.</text:p>
      <text:p text:style-name="Preformatted_20_Text"/>
      <text:p text:style-name="Preformatted_20_Text">PID: Shows task’s unique process id.</text:p>
      <text:p text:style-name="Preformatted_20_Text">PR: The process’s priority. The lower the number, the higher the priority.</text:p>
      <text:p text:style-name="Preformatted_20_Text">VIRT: Total virtual memory used by the task.</text:p>
      <text:p text:style-name="Preformatted_20_Text">USER: User name of owner of task.</text:p>
      <text:p text:style-name="Preformatted_20_Text">%CPU: Represents the CPU usage.</text:p>
      <text:p text:style-name="Preformatted_20_Text">TIME+: CPU Time, the same as ‘TIME’, but reflecting more granularity through hundredths of a second.</text:p>
      <text:p text:style-name="Preformatted_20_Text">SHR: Represents the Shared Memory size (kb) used by a task.</text:p>
      <text:p text:style-name="Preformatted_20_Text">NI: Represents a Nice Value of task. A Negative nice value implies higher priority, and positive Nice value means lower priority.</text:p>
      <text:p text:style-name="Preformatted_20_Text">%MEM: Shows the Memory usage of task.</text:p>
      <text:p text:style-name="Preformatted_20_Text">RES: How much physical RAM the process is using, measured in kilobytes.</text:p>
      <text:p text:style-name="Preformatted_20_Text">COMMAND: The name of the command that started the process.</text:p>
      <text:p text:style-name="Preformatted_20_Text"/>
      <text:p text:style-name="Preformatted_20_Text">1-Exit Top Command After Specific repetition:[top -n number]</text:p>
      <text:p text:style-name="Preformatted_20_Text">2-Secure Mode : Use top in Secure mode.[top -s]</text:p>
      <text:p text:style-name="Preformatted_20_Text">3-Command Line : The below command starts top with last closed state.[top -c]</text:p>
      <text:p text:style-name="Preformatted_20_Text"/>
      <text:p text:style-name="Preformatted_20_Text"/>
      <text:p text:style-name="Preformatted_20_Text">36) comm (compare sorted files line by line)</text:p>
      <text:p text:style-name="Preformatted_20_Text">syntax-&gt; comm file1 file2</text:p>
      <text:p text:style-name="Preformatted_20_Text">output-&gt;</text:p>
      <text:p text:style-name="Preformatted_20_Text">beryl@beryl-Latitude-7490:~/Desktop$ cat aa.txt</text:p>
      <text:p text:style-name="Preformatted_20_Text">ap</text:p>
      <text:p text:style-name="Preformatted_20_Text">cd</text:p>
      <text:p text:style-name="Preformatted_20_Text">dc</text:p>
      <text:p text:style-name="Preformatted_20_Text">pa</text:p>
      <text:p text:style-name="Preformatted_20_Text">beryl@beryl-Latitude-7490:~/Desktop$ cat ab.txt</text:p>
      <text:p text:style-name="Preformatted_20_Text">cd</text:p>
      <text:p text:style-name="Preformatted_20_Text">ff</text:p>
      <text:p text:style-name="Preformatted_20_Text">gg</text:p>
      <text:p text:style-name="Preformatted_20_Text">pa</text:p>
      <text:p text:style-name="Preformatted_20_Text">beryl@beryl-Latitude-7490:~/Desktop$ comm aa.txt ab.txt</text:p>
      <text:p text:style-name="Preformatted_20_Text">ap</text:p>
      <text:p text:style-name="Preformatted_20_Text"><text:tab/><text:tab/>cd</text:p>
      <text:p text:style-name="Preformatted_20_Text">dc</text:p>
      <text:p text:style-name="Preformatted_20_Text"><text:tab/>ff</text:p>
      <text:p text:style-name="Preformatted_20_Text"><text:tab/>gg</text:p>
      <text:p text:style-name="Preformatted_20_Text"><text:tab/><text:tab/>pa</text:p>
      <text:p text:style-name="Preformatted_20_Text">(The above output contains of three columns where first column is separated by zero tab and contains names only present in file1.txt ,second column contains names only present in file2.txt and separated by one tab and the third column contains names common to both the files and is separated by two tabs from the beginning o)</text:p>
      <text:p text:style-name="Preformatted_20_Text"/>
      <text:p text:style-name="Preformatted_20_Text"/>
      <text:p text:style-name="Preformatted_20_Text">Options for comm command:</text:p>
      <text:p text:style-name="Preformatted_20_Text"/>
      <text:p text:style-name="Preformatted_20_Text">1.) -1 :suppress first column(lines unique to first file).</text:p>
      <text:p text:style-name="Preformatted_20_Text">2.) -2 :suppress second column(lines unique to second file).</text:p>
      <text:p text:style-name="Preformatted_20_Text">3.) -3 :suppress third column(lines common to both files).</text:p>
      <text:p text:style-name="Preformatted_20_Text">4.) – -check-order :check that the input is correctly sorted, even if all input lines are pairable.</text:p>
      <text:p text:style-name="Preformatted_20_Text">5.) – -nocheck-order :do not check that the input is correctly sorted.</text:p>
      <text:p text:style-name="Preformatted_20_Text">6.) – -output-delimiter=STR :separate columns with string STR</text:p>
      <text:p text:style-name="Preformatted_20_Text">7.) – -help :display a help message, and exit.</text:p>
      <text:p text:style-name="Preformatted_20_Text">8.) – -version :output version information, and exit.</text:p>
      <text:p text:style-name="Preformatted_20_Text"/>
      <text:p text:style-name="Preformatted_20_Text"/>
      <text:p text:style-name="Preformatted_20_Text"/>
      <text:p text:style-name="Preformatted_20_Text"><text:soft-page-break/></text:p>
      <text:p text:style-name="Preformatted_20_Text">e.g-&gt;-1(delete first column)</text:p>
      <text:p text:style-name="Preformatted_20_Text">syntax-&gt;comm -1 file1 file2</text:p>
      <text:p text:style-name="Preformatted_20_Text">output-&gt;</text:p>
      <text:p text:style-name="Preformatted_20_Text">beryl@beryl-Latitude-7490:~/Desktop$ comm -1 aa.txt ab.txt</text:p>
      <text:p text:style-name="Preformatted_20_Text"><text:tab/>cd</text:p>
      <text:p text:style-name="Preformatted_20_Text">ff</text:p>
      <text:p text:style-name="Preformatted_20_Text">gg</text:p>
      <text:p text:style-name="Preformatted_20_Text"><text:tab/>pa</text:p>
      <text:p text:style-name="Preformatted_20_Text"><text:tab/></text:p>
      <text:p text:style-name="Preformatted_20_Text"><text:tab/></text:p>
      <text:p text:style-name="Preformatted_20_Text">e.g-&gt;-2(delete second column)</text:p>
      <text:p text:style-name="Preformatted_20_Text">syntax-&gt;comm -2 file1 file2</text:p>
      <text:p text:style-name="Preformatted_20_Text">output-&gt;</text:p>
      <text:p text:style-name="Preformatted_20_Text">beryl@beryl-Latitude-7490:~/Desktop$ comm -2 aa.txt ab.txt</text:p>
      <text:p text:style-name="Preformatted_20_Text">ap</text:p>
      <text:p text:style-name="Preformatted_20_Text"><text:tab/>cd</text:p>
      <text:p text:style-name="Preformatted_20_Text">dc</text:p>
      <text:p text:style-name="Preformatted_20_Text"><text:tab/>pa</text:p>
      <text:p text:style-name="Preformatted_20_Text">e.g-&gt;-3(delete third column)</text:p>
      <text:p text:style-name="Preformatted_20_Text">syntax-&gt;comm -3 file1 file2</text:p>
      <text:p text:style-name="Preformatted_20_Text">output-&gt;</text:p>
      <text:p text:style-name="Preformatted_20_Text">beryl@beryl-Latitude-7490:~/Desktop$ comm -3 aa.txt ab.txt</text:p>
      <text:p text:style-name="Preformatted_20_Text">ap</text:p>
      <text:p text:style-name="Preformatted_20_Text">dc</text:p>
      <text:p text:style-name="Preformatted_20_Text"><text:tab/>ff</text:p>
      <text:p text:style-name="Preformatted_20_Text"><text:tab/>gg</text:p>
      <text:p text:style-name="Preformatted_20_Text"/>
      <text:p text:style-name="Preformatted_20_Text"/>
      <text:p text:style-name="Preformatted_20_Text">e.g-&gt;(gave error if file not sorted,either gave result like comm file1 file 2)</text:p>
      <text:p text:style-name="Preformatted_20_Text"/>
      <text:p text:style-name="Preformatted_20_Text">syntax-&gt;comm --check-order file1 file2</text:p>
      <text:p text:style-name="Preformatted_20_Text">output-&gt;</text:p>
      <text:p text:style-name="Preformatted_20_Text">comm --check-order aa.txt ab.txt</text:p>
      <text:p text:style-name="Preformatted_20_Text">ap</text:p>
      <text:p text:style-name="Preformatted_20_Text"><text:tab/><text:tab/>cd</text:p>
      <text:p text:style-name="Preformatted_20_Text">dc</text:p>
      <text:p text:style-name="Preformatted_20_Text"><text:tab/>ff</text:p>
      <text:p text:style-name="Preformatted_20_Text"><text:tab/>gg</text:p>
      <text:p text:style-name="Preformatted_20_Text"><text:tab/><text:tab/>pa</text:p>
      <text:p text:style-name="Preformatted_20_Text"/>
      <text:p text:style-name="Preformatted_20_Text"/>
      <text:p text:style-name="Preformatted_20_Text"/>
      <text:p text:style-name="Preformatted_20_Text">e.g-&gt;– -nocheck-order (as this option forced comm not to check the sorted order that's why the output comm produced is also not in sorted order)</text:p>
      <text:p text:style-name="Preformatted_20_Text">syntax-&gt; comm --nocheck-order file1 file2</text:p>
      <text:p text:style-name="Preformatted_20_Text">output-&gt;</text:p>
      <text:p text:style-name="Preformatted_20_Text">beryl@beryl-Latitude-7490:~/Desktop$ cat aa.txt</text:p>
      <text:p text:style-name="Preformatted_20_Text">d</text:p>
      <text:p text:style-name="Preformatted_20_Text">a</text:p>
      <text:p text:style-name="Preformatted_20_Text">beryl@beryl-Latitude-7490:~/Desktop$ cat ab.txt</text:p>
      <text:p text:style-name="Preformatted_20_Text">g</text:p>
      <text:p text:style-name="Preformatted_20_Text">e</text:p>
      <text:p text:style-name="Preformatted_20_Text">beryl@beryl-Latitude-7490:~/Desktop$ comm --nocheck-order aa.txt ab.txt</text:p>
      <text:p text:style-name="Preformatted_20_Text">d</text:p>
      <text:p text:style-name="Preformatted_20_Text">a</text:p>
      <text:p text:style-name="Preformatted_20_Text"><text:tab/>g</text:p>
      <text:p text:style-name="Preformatted_20_Text"><text:tab/>e</text:p>
      <text:p text:style-name="Preformatted_20_Text"/>
      <text:p text:style-name="Preformatted_20_Text"/>
      <text:p text:style-name="Preformatted_20_Text"/>
      <text:p text:style-name="Preformatted_20_Text">e.g-&gt;--output-delimiter=+(shows + in place of columns)</text:p>
      <text:p text:style-name="Preformatted_20_Text">[1st column= no +</text:p>
      <text:p text:style-name="Preformatted_20_Text">2nd column=+</text:p>
      <text:p text:style-name="Preformatted_20_Text"><text:soft-page-break/>3rd column=++]</text:p>
      <text:p text:style-name="Preformatted_20_Text">syntax-&gt; comm --output-delimiter=+file1 file2</text:p>
      <text:p text:style-name="Preformatted_20_Text">output-&gt;</text:p>
      <text:p text:style-name="Preformatted_20_Text">beryl@beryl-Latitude-7490:~/Desktop$ cat aa.txt</text:p>
      <text:p text:style-name="Preformatted_20_Text">a</text:p>
      <text:p text:style-name="Preformatted_20_Text">r</text:p>
      <text:p text:style-name="Preformatted_20_Text">z</text:p>
      <text:p text:style-name="Preformatted_20_Text">beryl@beryl-Latitude-7490:~/Desktop$ cat ab.txt</text:p>
      <text:p text:style-name="Preformatted_20_Text">r</text:p>
      <text:p text:style-name="Preformatted_20_Text">t</text:p>
      <text:p text:style-name="Preformatted_20_Text">u</text:p>
      <text:p text:style-name="Preformatted_20_Text">beryl@beryl-Latitude-7490:~/Desktop$ comm aa.txt ab.txt</text:p>
      <text:p text:style-name="Preformatted_20_Text">a</text:p>
      <text:p text:style-name="Preformatted_20_Text"><text:tab/><text:tab/>r</text:p>
      <text:p text:style-name="Preformatted_20_Text"><text:tab/>t</text:p>
      <text:p text:style-name="Preformatted_20_Text"><text:tab/>u</text:p>
      <text:p text:style-name="Preformatted_20_Text">z</text:p>
      <text:p text:style-name="Preformatted_20_Text">beryl@beryl-Latitude-7490:~/Desktop$ comm --output-delimiter=+ aa.txt ab.txt</text:p>
      <text:p text:style-name="Preformatted_20_Text">a</text:p>
      <text:p text:style-name="Preformatted_20_Text">++r</text:p>
      <text:p text:style-name="Preformatted_20_Text">+t</text:p>
      <text:p text:style-name="Preformatted_20_Text">+u</text:p>
      <text:p text:style-name="Preformatted_20_Text">z</text:p>
      <text:p text:style-name="Preformatted_20_Text"/>
      <text:p text:style-name="Preformatted_20_Text"/>
      <text:p text:style-name="Preformatted_20_Text">37) alias (to make commands written easier)</text:p>
      <text:p text:style-name="Preformatted_20_Text">syntax-&gt; alias name='value'</text:p>
      <text:p text:style-name="Preformatted_20_Text">output-&gt;(here we dont need to write cd Desktop again and again we made alias s,so we can use that only)</text:p>
      <text:p text:style-name="Preformatted_20_Text">beryl@beryl-Latitude-7490:~$ alias s='cd Desktop'</text:p>
      <text:p text:style-name="Preformatted_20_Text">beryl@beryl-Latitude-7490:~$ s</text:p>
      <text:p text:style-name="Preformatted_20_Text">beryl@beryl-Latitude-7490:~/Desktop$ </text:p>
      <text:p text:style-name="Preformatted_20_Text"/>
      <text:p text:style-name="Preformatted_20_Text"/>
      <text:p text:style-name="Preformatted_20_Text">38) unalias ( to delete the alias)</text:p>
      <text:p text:style-name="Preformatted_20_Text">syntax-&gt;unalias name</text:p>
      <text:p text:style-name="Preformatted_20_Text">output-&gt;</text:p>
      <text:p text:style-name="Preformatted_20_Text">beryl@beryl-Latitude-7490:~$ unalias s</text:p>
      <text:p text:style-name="Preformatted_20_Text">beryl@beryl-Latitude-7490:~$ s</text:p>
      <text:p text:style-name="Preformatted_20_Text">s: command not found</text:p>
      <text:p text:style-name="Preformatted_20_Text"/>
      <text:p text:style-name="Preformatted_20_Text"/>
      <text:p text:style-name="Preformatted_20_Text"/>
      <text:p text:style-name="Preformatted_20_Text">39) shutdown (to shutdown)</text:p>
      <text:p text:style-name="Preformatted_20_Text">e.g-&gt;sudo shutdown 05:00(shutdown at 5 am)</text:p>
      <text:p text:style-name="Preformatted_20_Text">e.g-&gt;sudo shutdown +20(shutdown after 20 mins from now )</text:p>
      <text:p text:style-name="Preformatted_20_Text">e.g-&gt;sudo shutdown now(shutdown now)</text:p>
      <text:p text:style-name="Preformatted_20_Text">e.g-&gt;sudo shutdown -c(cancel shutdown)</text:p>
      <text:p text:style-name="Preformatted_20_Text"/>
      <text:p text:style-name="Preformatted_20_Text"/>
      <text:p text:style-name="Preformatted_20_Text"/>
      <text:p text:style-name="Preformatted_20_Text">40) sed (to delete specific lines from file)</text:p>
      <text:p text:style-name="Preformatted_20_Text">syntax-&gt; sed 'line number d' filename</text:p>
      <text:p text:style-name="Preformatted_20_Text">output-&gt;(it will remove line number 6)</text:p>
      <text:p text:style-name="Preformatted_20_Text">beryl@beryl-Latitude-7490:~/Desktop$ cat -n ab.txt</text:p>
      <text:p text:style-name="Preformatted_20_Text"><text:s text:c="5"/>1<text:tab/>r</text:p>
      <text:p text:style-name="Preformatted_20_Text"><text:s text:c="5"/>2<text:tab/>t</text:p>
      <text:p text:style-name="Preformatted_20_Text"><text:s text:c="5"/>3<text:tab/>u</text:p>
      <text:p text:style-name="Preformatted_20_Text"><text:s text:c="5"/>4<text:tab/>a</text:p>
      <text:p text:style-name="Preformatted_20_Text"><text:s text:c="5"/>5<text:tab/>r</text:p>
      <text:p text:style-name="Preformatted_20_Text"><text:s text:c="5"/>6<text:tab/>z</text:p>
      <text:p text:style-name="Preformatted_20_Text">beryl@beryl-Latitude-7490:~/Desktop$ sed '6d' ab.txt</text:p>
      <text:p text:style-name="Preformatted_20_Text">r</text:p>
      <text:p text:style-name="Preformatted_20_Text">t</text:p>
      <text:p text:style-name="Preformatted_20_Text"><text:soft-page-break/>u</text:p>
      <text:p text:style-name="Preformatted_20_Text">a</text:p>
      <text:p text:style-name="Preformatted_20_Text">r</text:p>
      <text:p text:style-name="Preformatted_20_Text"/>
      <text:p text:style-name="Preformatted_20_Text">options</text:p>
      <text:p text:style-name="Preformatted_20_Text"/>
      <text:p text:style-name="Preformatted_20_Text">e.g-&gt;$(to delete the last line)</text:p>
      <text:p text:style-name="Preformatted_20_Text">syntax-&gt; sed '$d' filename</text:p>
      <text:p text:style-name="Preformatted_20_Text">output-&gt;</text:p>
      <text:p text:style-name="Preformatted_20_Text">beryl@beryl-Latitude-7490:~/Desktop$ cat ab.txt</text:p>
      <text:p text:style-name="Preformatted_20_Text">r</text:p>
      <text:p text:style-name="Preformatted_20_Text">t</text:p>
      <text:p text:style-name="Preformatted_20_Text">u</text:p>
      <text:p text:style-name="Preformatted_20_Text">a</text:p>
      <text:p text:style-name="Preformatted_20_Text">r</text:p>
      <text:p text:style-name="Preformatted_20_Text">z</text:p>
      <text:p text:style-name="Preformatted_20_Text">beryl@beryl-Latitude-7490:~/Desktop$ sed '$d' ab.txt</text:p>
      <text:p text:style-name="Preformatted_20_Text">r</text:p>
      <text:p text:style-name="Preformatted_20_Text">t</text:p>
      <text:p text:style-name="Preformatted_20_Text">u</text:p>
      <text:p text:style-name="Preformatted_20_Text">a</text:p>
      <text:p text:style-name="Preformatted_20_Text">r</text:p>
      <text:p text:style-name="Preformatted_20_Text"/>
      <text:p text:style-name="Preformatted_20_Text"/>
      <text:p text:style-name="Preformatted_20_Text">e.g-&gt;'startingline,lastlined'(to delete the range of file)</text:p>
      <text:p text:style-name="Preformatted_20_Text">syntax-&gt;sed 'startline,lastlined' filename</text:p>
      <text:p text:style-name="Preformatted_20_Text">output-&gt;</text:p>
      <text:p text:style-name="Preformatted_20_Text">beryl@beryl-Latitude-7490:~/Desktop$ cat -n ab.txt</text:p>
      <text:p text:style-name="Preformatted_20_Text"><text:s text:c="5"/>1<text:tab/>r</text:p>
      <text:p text:style-name="Preformatted_20_Text"><text:s text:c="5"/>2<text:tab/>t</text:p>
      <text:p text:style-name="Preformatted_20_Text"><text:s text:c="5"/>3<text:tab/>u</text:p>
      <text:p text:style-name="Preformatted_20_Text"><text:s text:c="5"/>4<text:tab/>a</text:p>
      <text:p text:style-name="Preformatted_20_Text"><text:s text:c="5"/>5<text:tab/>r</text:p>
      <text:p text:style-name="Preformatted_20_Text"><text:s text:c="5"/>6<text:tab/>z</text:p>
      <text:p text:style-name="Preformatted_20_Text">beryl@beryl-Latitude-7490:~/Desktop$ sed '2,4d' ab.txt</text:p>
      <text:p text:style-name="Preformatted_20_Text">r</text:p>
      <text:p text:style-name="Preformatted_20_Text">r</text:p>
      <text:p text:style-name="Preformatted_20_Text">z</text:p>
      <text:p text:style-name="Preformatted_20_Text"/>
      <text:p text:style-name="Preformatted_20_Text"/>
      <text:p text:style-name="Preformatted_20_Text">for e.g-&gt;(to delete multiple lines)</text:p>
      <text:p text:style-name="Preformatted_20_Text">syntax-&gt; sed 'linenumberd;linenumberd' filename</text:p>
      <text:p text:style-name="Preformatted_20_Text">output-&gt;</text:p>
      <text:p text:style-name="Preformatted_20_Text">beryl@beryl-Latitude-7490:~/Desktop$ cat -n ab.txt</text:p>
      <text:p text:style-name="Preformatted_20_Text"><text:s text:c="5"/>1<text:tab/>r</text:p>
      <text:p text:style-name="Preformatted_20_Text"><text:s text:c="5"/>2<text:tab/>t</text:p>
      <text:p text:style-name="Preformatted_20_Text"><text:s text:c="5"/>3<text:tab/>u</text:p>
      <text:p text:style-name="Preformatted_20_Text"><text:s text:c="5"/>4<text:tab/>a</text:p>
      <text:p text:style-name="Preformatted_20_Text"><text:s text:c="5"/>5<text:tab/>r</text:p>
      <text:p text:style-name="Preformatted_20_Text"><text:s text:c="5"/>6<text:tab/>z</text:p>
      <text:p text:style-name="Preformatted_20_Text">beryl@beryl-Latitude-7490:~/Desktop$ sed '1d;3d' ab.txt</text:p>
      <text:p text:style-name="Preformatted_20_Text">t</text:p>
      <text:p text:style-name="Preformatted_20_Text">a</text:p>
      <text:p text:style-name="Preformatted_20_Text">r</text:p>
      <text:p text:style-name="Preformatted_20_Text">z</text:p>
      <text:p text:style-name="Preformatted_20_Text"/>
      <text:p text:style-name="Preformatted_20_Text"/>
      <text:p text:style-name="Preformatted_20_Text"/>
      <text:p text:style-name="Preformatted_20_Text">for e.g-&gt;delete all lines except range</text:p>
      <text:p text:style-name="Preformatted_20_Text">syntax-&gt;sed 'linenumber,linenumber!d' filename</text:p>
      <text:p text:style-name="Preformatted_20_Text">output-&gt;(it will delete all the lines except lines 2 to 4)</text:p>
      <text:p text:style-name="Preformatted_20_Text">beryl@beryl-Latitude-7490:~/Desktop$ cat -n ab.txt</text:p>
      <text:p text:style-name="Preformatted_20_Text"><text:s text:c="5"/>1<text:tab/>r</text:p>
      <text:p text:style-name="Preformatted_20_Text"><text:s text:c="5"/>2<text:tab/>t</text:p>
      <text:p text:style-name="Preformatted_20_Text"><text:soft-page-break/><text:s text:c="5"/>3<text:tab/>u</text:p>
      <text:p text:style-name="Preformatted_20_Text"><text:s text:c="5"/>4<text:tab/>a</text:p>
      <text:p text:style-name="Preformatted_20_Text"><text:s text:c="5"/>5<text:tab/>r</text:p>
      <text:p text:style-name="Preformatted_20_Text"><text:s text:c="5"/>6<text:tab/>z</text:p>
      <text:p text:style-name="Preformatted_20_Text">beryl@beryl-Latitude-7490:~/Desktop$ sed '2,4!d' ab.txt</text:p>
      <text:p text:style-name="Preformatted_20_Text">t</text:p>
      <text:p text:style-name="Preformatted_20_Text">u</text:p>
      <text:p text:style-name="Preformatted_20_Text">a</text:p>
      <text:p text:style-name="Preformatted_20_Text"/>
      <text:p text:style-name="Preformatted_20_Text">for e.g-&gt;delete all empty lines or blank lines</text:p>
      <text:p text:style-name="Preformatted_20_Text">syntax-&gt;sed '/^$/d' filename</text:p>
      <text:p text:style-name="Preformatted_20_Text">output-&gt;(delete all empty lines)</text:p>
      <text:p text:style-name="Preformatted_20_Text">beryl@beryl-Latitude-7490:~/Desktop$ cat cc.txt</text:p>
      <text:p text:style-name="Preformatted_20_Text">as</text:p>
      <text:p text:style-name="Preformatted_20_Text"/>
      <text:p text:style-name="Preformatted_20_Text">df</text:p>
      <text:p text:style-name="Preformatted_20_Text"/>
      <text:p text:style-name="Preformatted_20_Text">gh</text:p>
      <text:p text:style-name="Preformatted_20_Text"/>
      <text:p text:style-name="Preformatted_20_Text">jh</text:p>
      <text:p text:style-name="Preformatted_20_Text"/>
      <text:p text:style-name="Preformatted_20_Text">k</text:p>
      <text:p text:style-name="Preformatted_20_Text"/>
      <text:p text:style-name="Preformatted_20_Text"/>
      <text:p text:style-name="Preformatted_20_Text"/>
      <text:p text:style-name="Preformatted_20_Text">l</text:p>
      <text:p text:style-name="Preformatted_20_Text">g</text:p>
      <text:p text:style-name="Preformatted_20_Text">beryl@beryl-Latitude-7490:~/Desktop$ sed '/^$/d' cc.txt</text:p>
      <text:p text:style-name="Preformatted_20_Text">as</text:p>
      <text:p text:style-name="Preformatted_20_Text">df</text:p>
      <text:p text:style-name="Preformatted_20_Text">gh</text:p>
      <text:p text:style-name="Preformatted_20_Text">jh</text:p>
      <text:p text:style-name="Preformatted_20_Text">k</text:p>
      <text:p text:style-name="Preformatted_20_Text">l</text:p>
      <text:p text:style-name="Preformatted_20_Text">g</text:p>
      <text:p text:style-name="Preformatted_20_Text"/>
      <text:p text:style-name="Preformatted_20_Text"/>
      <text:p text:style-name="Preformatted_20_Text"/>
      <text:p text:style-name="Preformatted_20_Text">for e.g-&gt;delete lines based on the pattern</text:p>
      <text:p text:style-name="Preformatted_20_Text">syntax-&gt;sed '/stringpattern/d' filename</text:p>
      <text:p text:style-name="Preformatted_20_Text">output-&gt;(delete lines containing r)</text:p>
      <text:p text:style-name="Preformatted_20_Text">beryl@beryl-Latitude-7490:~/Desktop$ cat ab.txt</text:p>
      <text:p text:style-name="Preformatted_20_Text">r</text:p>
      <text:p text:style-name="Preformatted_20_Text">t</text:p>
      <text:p text:style-name="Preformatted_20_Text">u</text:p>
      <text:p text:style-name="Preformatted_20_Text">a</text:p>
      <text:p text:style-name="Preformatted_20_Text">r</text:p>
      <text:p text:style-name="Preformatted_20_Text">z</text:p>
      <text:p text:style-name="Preformatted_20_Text">beryl@beryl-Latitude-7490:~/Desktop$ sed '/r/d' ab.txt</text:p>
      <text:p text:style-name="Preformatted_20_Text">t</text:p>
      <text:p text:style-name="Preformatted_20_Text">u</text:p>
      <text:p text:style-name="Preformatted_20_Text">a</text:p>
      <text:p text:style-name="Preformatted_20_Text">z</text:p>
      <text:p text:style-name="Preformatted_20_Text"/>
      <text:p text:style-name="Preformatted_20_Text"/>
      <text:p text:style-name="Preformatted_20_Text"/>
      <text:p text:style-name="Preformatted_20_Text">for e.g-&gt;(delete line ending with the specific character)</text:p>
      <text:p text:style-name="Preformatted_20_Text">syntax-&gt;sed '/charactername$/d' filename</text:p>
      <text:p text:style-name="Preformatted_20_Text">output-&gt;</text:p>
      <text:p text:style-name="Preformatted_20_Text">beryl@beryl-Latitude-7490:~/Desktop$ cat &gt; ss.txt</text:p>
      <text:p text:style-name="Preformatted_20_Text">abc</text:p>
      <text:p text:style-name="Preformatted_20_Text">def</text:p>
      <text:p text:style-name="Preformatted_20_Text">ghi</text:p>
      <text:p text:style-name="Preformatted_20_Text">jkl</text:p>
      <text:p text:style-name="Preformatted_20_Text"><text:soft-page-break/>^C</text:p>
      <text:p text:style-name="Preformatted_20_Text">beryl@beryl-Latitude-7490:~/Desktop$ sed '/i$/d' ss.txt</text:p>
      <text:p text:style-name="Preformatted_20_Text">abc</text:p>
      <text:p text:style-name="Preformatted_20_Text">def</text:p>
      <text:p text:style-name="Preformatted_20_Text">jkl</text:p>
      <text:p text:style-name="Preformatted_20_Text"/>
      <text:p text:style-name="Preformatted_20_Text"/>
      <text:p text:style-name="Preformatted_20_Text"/>
      <text:p text:style-name="Preformatted_20_Text"/>
      <text:p text:style-name="Preformatted_20_Text"/>
      <text:p text:style-name="Preformatted_20_Text">41) expr command is used to calculate an expression as shown below.</text:p>
      <text:p text:style-name="Preformatted_20_Text">syntax-&gt; expr expression</text:p>
      <text:p text:style-name="Preformatted_20_Text">output-&gt;</text:p>
      <text:p text:style-name="Preformatted_20_Text">beryl@beryl-Latitude-7490:~$ expr 1 + 2</text:p>
      <text:p text:style-name="Preformatted_20_Text">3</text:p>
      <text:p text:style-name="Preformatted_20_Text"/>
      <text:p text:style-name="Preformatted_20_Text"/>
      <text:p text:style-name="Preformatted_20_Text">42) yes (repeating message untill we press ctrl+c)</text:p>
      <text:p text:style-name="Preformatted_20_Text">syntax-&gt;yes "message"</text:p>
      <text:p text:style-name="Preformatted_20_Text"/>
      <text:p text:style-name="Preformatted_20_Text"/>
      <text:p text:style-name="Preformatted_20_Text"/>
      <text:p text:style-name="Preformatted_20_Text">43) whoami (shows userid)</text:p>
      <text:p text:style-name="Preformatted_20_Text">syntax-&gt;whoami</text:p>
      <text:p text:style-name="Preformatted_20_Text">output-&gt;</text:p>
      <text:p text:style-name="Preformatted_20_Text">beryl@beryl-Latitude-7490:~$ whoami</text:p>
      <text:p text:style-name="Preformatted_20_Text">beryl</text:p>
      <text:p text:style-name="Preformatted_20_Text"/>
      <text:p text:style-name="Preformatted_20_Text"/>
      <text:p text:style-name="Preformatted_20_Text">44)shred (delete a file securely, first overwriting it to hide its contents)</text:p>
      <text:p text:style-name="Preformatted_20_Text">syntax-&gt; shred -u filename</text:p>
      <text:p text:style-name="Preformatted_20_Text">output-&gt;</text:p>
      <text:p text:style-name="Preformatted_20_Text">beryl@beryl-Latitude-7490:~/Desktop$ ls</text:p>
      <text:p text:style-name="Preformatted_20_Text">ab.txt <text:s/>linuxcommandstoday.txt <text:s/>ss.txt</text:p>
      <text:p text:style-name="Preformatted_20_Text">beryl@beryl-Latitude-7490:~/Desktop$ shred -u ab.txt</text:p>
      <text:p text:style-name="Preformatted_20_Text">beryl@beryl-Latitude-7490:~/Desktop$ ls</text:p>
      <text:p text:style-name="Preformatted_20_Text">linuxcommandstoday.txt <text:s/>ss.txt</text:p>
      <text:p text:style-name="Preformatted_20_Text"/>
      <text:p text:style-name="Preformatted_20_Text"/>
      <text:p text:style-name="Preformatted_20_Text"/>
      <text:p text:style-name="Preformatted_20_Text">45) stat (to show access time modification time ,etc)</text:p>
      <text:p text:style-name="Preformatted_20_Text">syntax-&gt;stat filename</text:p>
      <text:p text:style-name="Preformatted_20_Text">output-&gt;</text:p>
      <text:p text:style-name="Preformatted_20_Text">beryl@beryl-Latitude-7490:~/Desktop$ stat ss.txt</text:p>
      <text:p text:style-name="Preformatted_20_Text"><text:s text:c="2"/>File: ss.txt</text:p>
      <text:p text:style-name="Preformatted_20_Text"><text:s text:c="2"/>Size: 16 <text:s text:c="7"/><text:tab/>Blocks: 8 <text:s text:c="9"/>IO Block: 4096 <text:s text:c="2"/>regular file</text:p>
      <text:p text:style-name="Preformatted_20_Text">Device: 10302h/66306d<text:tab/>Inode: 12200610 <text:s text:c="3"/>Links: 1</text:p>
      <text:p text:style-name="Preformatted_20_Text">Access: (0664/-rw-rw-r--) <text:s/>Uid: ( 1000/ <text:s text:c="2"/>beryl) <text:s text:c="2"/>Gid: ( 1000/ <text:s text:c="2"/>beryl)</text:p>
      <text:p text:style-name="Preformatted_20_Text">Access: 2022-12-17 10:58:22.418282660 +0530</text:p>
      <text:p text:style-name="Preformatted_20_Text">Modify: 2022-12-17 10:57:54.506169784 +0530</text:p>
      <text:p text:style-name="Preformatted_20_Text">Change: 2022-12-17 10:57:54.506169784 +0530</text:p>
      <text:p text:style-name="Preformatted_20_Text"><text:s/>Birth: -</text:p>
      <text:p text:style-name="Preformatted_20_Text"/>
      <text:p text:style-name="Preformatted_20_Text"/>
      <text:p text:style-name="Preformatted_20_Text"/>
      <text:p text:style-name="Preformatted_20_Text">46) free (it will show the memory allocated and free space)</text:p>
      <text:p text:style-name="Preformatted_20_Text">beryl@beryl-Latitude-7490:~/Desktop/ok/prc$ free</text:p>
      <text:p text:style-name="Preformatted_20_Text"><text:s text:c="14"/>total <text:s text:c="7"/>used <text:s text:c="7"/>free <text:s text:c="5"/>shared <text:s/>buff/cache <text:s text:c="2"/>available</text:p>
      <text:p text:style-name="Preformatted_20_Text">Mem: <text:s text:c="7"/>8015416 <text:s text:c="4"/>2061900 <text:s text:c="4"/>3005384 <text:s text:c="4"/>1348088 <text:s text:c="4"/>2948132 <text:s text:c="4"/>4319960</text:p>
      <text:p text:style-name="Preformatted_20_Text">Swap: <text:s text:c="6"/>2097148 <text:s text:c="10"/>0 <text:s text:c="4"/>2097148</text:p>
      <text:p text:style-name="Preformatted_20_Text"/>
      <text:p text:style-name="Preformatted_20_Text">options-&gt;</text:p>
      <text:p text:style-name="Preformatted_20_Text">-b, – -bytes : It displays the memory in bytes.</text:p>
      <text:p text:style-name="Preformatted_20_Text">-k, – -kilo : It displays the amount of memory in kilobytes(default).</text:p>
      <text:p text:style-name="Preformatted_20_Text"><text:soft-page-break/>-m, – -mega : It displays the amount of memory in megabytes.</text:p>
      <text:p text:style-name="Preformatted_20_Text">-g, – -giga : It displays the amount of memory in gigabytes.</text:p>
      <text:p text:style-name="Preformatted_20_Text">– – tera : It displays the amount of memory in terabytes.</text:p>
      <text:p text:style-name="Preformatted_20_Text">-h, – -human : It shows all output columns automatically scaled to shortest three digit unit and display the units also of print out. The units used are B(bytes), K(kilos), M(megas), G(gigas), and T(teras).</text:p>
      <text:p text:style-name="Preformatted_20_Text">-c, – -count : It displays the output c number of times and this option actually works with -s option.</text:p>
      <text:p text:style-name="Preformatted_20_Text">-l, – -lohi : It shows the detailed low and high memory statistics</text:p>
      <text:p text:style-name="Preformatted_20_Text">-o, – -old : This option disables the display of the buffer adjusted line.</text:p>
      <text:p text:style-name="Preformatted_20_Text">-s, – -seconds : This option allows you to display the output continuously after s seconds delay. In actual, the usleepsystem call is used for microsecond resolution delay times.</text:p>
      <text:p text:style-name="Preformatted_20_Text">-t, – -total : It adds an additional line in the output showing the column totals.</text:p>
      <text:p text:style-name="Preformatted_20_Text">– -help : It displays a help message and exit.</text:p>
      <text:p text:style-name="Preformatted_20_Text">-V, – -version : It displays version info and exit.</text:p>
      <text:p text:style-name="Preformatted_20_Text"/>
      <text:p text:style-name="Preformatted_20_Text"/>
      <text:p text:style-name="Preformatted_20_Text">e,g-&gt;</text:p>
      <text:p text:style-name="Preformatted_20_Text">beryl@beryl-Latitude-7490:~/Desktop/ok/prc$ free -k</text:p>
      <text:p text:style-name="Preformatted_20_Text"><text:s text:c="14"/>total <text:s text:c="7"/>used <text:s text:c="7"/>free <text:s text:c="5"/>shared <text:s/>buff/cache <text:s text:c="2"/>available</text:p>
      <text:p text:style-name="Preformatted_20_Text">Mem: <text:s text:c="7"/>8015416 <text:s text:c="4"/>1964268 <text:s text:c="4"/>3135804 <text:s text:c="4"/>1309696 <text:s text:c="4"/>2915344 <text:s text:c="4"/>4455700</text:p>
      <text:p text:style-name="Preformatted_20_Text">Swap: <text:s text:c="6"/>2097148 <text:s text:c="10"/>0 <text:s text:c="4"/>2097148</text:p>
      <text:p text:style-name="Preformatted_20_Text">beryl@beryl-Latitude-7490:~/Desktop/ok/prc$ free -b</text:p>
      <text:p text:style-name="Preformatted_20_Text"><text:s text:c="14"/>total <text:s text:c="7"/>used <text:s text:c="7"/>free <text:s text:c="5"/>shared <text:s/>buff/cache <text:s text:c="2"/>available</text:p>
      <text:p text:style-name="Preformatted_20_Text">Mem: <text:s text:c="4"/>8207785984 <text:s/>2012766208 <text:s/>3226431488 <text:s/>1324388352 <text:s/>2968588288 <text:s/>4578004992</text:p>
      <text:p text:style-name="Preformatted_20_Text">Swap: <text:s text:c="3"/>2147479552 <text:s text:c="10"/>0 <text:s/>2147479552</text:p>
      <text:p text:style-name="Preformatted_20_Text">beryl@beryl-Latitude-7490:~/Desktop/ok/prc$ free -m</text:p>
      <text:p text:style-name="Preformatted_20_Text"><text:s text:c="14"/>total <text:s text:c="7"/>used <text:s text:c="7"/>free <text:s text:c="5"/>shared <text:s/>buff/cache <text:s text:c="2"/>available</text:p>
      <text:p text:style-name="Preformatted_20_Text">Mem: <text:s text:c="10"/>7827 <text:s text:c="7"/>1922 <text:s text:c="7"/>3074 <text:s text:c="7"/>1262 <text:s text:c="7"/>2831 <text:s text:c="7"/>4363</text:p>
      <text:p text:style-name="Preformatted_20_Text">Swap: <text:s text:c="9"/>2047 <text:s text:c="10"/>0 <text:s text:c="7"/>2047</text:p>
      <text:p text:style-name="Preformatted_20_Text">beryl@beryl-Latitude-7490:~/Desktop/ok/prc$ free -g</text:p>
      <text:p text:style-name="Preformatted_20_Text"><text:s text:c="14"/>total <text:s text:c="7"/>used <text:s text:c="7"/>free <text:s text:c="5"/>shared <text:s/>buff/cache <text:s text:c="2"/>available</text:p>
      <text:p text:style-name="Preformatted_20_Text">Mem: <text:s text:c="13"/>7 <text:s text:c="10"/>1 <text:s text:c="10"/>2 <text:s text:c="10"/>1 <text:s text:c="10"/>2 <text:s text:c="10"/>4</text:p>
      <text:p text:style-name="Preformatted_20_Text">Swap: <text:s text:c="12"/>1 <text:s text:c="10"/>0 <text:s text:c="10"/>1</text:p>
      <text:p text:style-name="Preformatted_20_Text"/>
      <text:p text:style-name="Preformatted_20_Text"/>
      <text:p text:style-name="Preformatted_20_Text"/>
      <text:p text:style-name="Preformatted_20_Text"><text:s/>47) ps [“Process Status”. ps command is used to list the currently running processes and their PIDs along with some other information depends on different options. It reads the process information from the virtual files in /proc file-system. /proc contains virtual files, this is the reason it’s referred as a virtual file system]</text:p>
      <text:p text:style-name="Preformatted_20_Text"><text:s/>beryl@beryl-Latitude-7490:~$ ps</text:p>
      <text:p text:style-name="Preformatted_20_Text"><text:s text:c="4"/>PID TTY <text:s text:c="9"/>TIME CMD</text:p>
      <text:p text:style-name="Preformatted_20_Text"><text:s text:c="3"/>2430 pts/0 <text:s text:c="3"/>00:00:00 bash</text:p>
      <text:p text:style-name="Preformatted_20_Text"><text:s text:c="3"/>6484 pts/0 <text:s text:c="3"/>00:00:00 ps</text:p>
      <text:p text:style-name="Preformatted_20_Text"/>
      <text:p text:style-name="Preformatted_20_Text">PID – the unique process ID </text:p>
      <text:p text:style-name="Preformatted_20_Text">TTY – terminal type that the user is logged into </text:p>
      <text:p text:style-name="Preformatted_20_Text">TIME – amount of CPU in minutes and seconds that the process has been running </text:p>
      <text:p text:style-name="Preformatted_20_Text">CMD – name of the command that launched the process. </text:p>
      <text:p text:style-name="Preformatted_20_Text"/>
      <text:p text:style-name="Preformatted_20_Text">options</text:p>
      <text:p text:style-name="Preformatted_20_Text">1-View Processes : View all the running processes [ps -A or ps -e]</text:p>
      <text:p text:style-name="Preformatted_20_Text"/>
      <text:p text:style-name="Preformatted_20_Text">2-View Processes not associated with a terminal : View all processes except both session leaders and processes not associated with a termina</text:p>
      <text:p text:style-name="Preformatted_20_Text">beryl@beryl-Latitude-7490:~$ ps -a</text:p>
      <text:p text:style-name="Preformatted_20_Text"><text:s text:c="4"/>PID TTY <text:s text:c="9"/>TIME CMD</text:p>
      <text:p text:style-name="Preformatted_20_Text"><text:s text:c="3"/>1413 tty2 <text:s text:c="4"/>00:03:37 Xorg</text:p>
      <text:p text:style-name="Preformatted_20_Text"><text:s text:c="3"/>1423 tty2 <text:s text:c="4"/>00:00:00 gnome-session-b</text:p>
      <text:p text:style-name="Preformatted_20_Text"><text:s text:c="3"/>6680 pts/0 <text:s text:c="3"/>00:00:00 ps</text:p>
      <text:p text:style-name="Preformatted_20_Text"><text:soft-page-break/><text:s text:c="3"/></text:p>
      <text:p text:style-name="Preformatted_20_Text"><text:s text:c="3"/>Note – You may be thinking that what is session leader? A unique session is assign to every process group. So, session leader is a process which kicks off other processes. The process ID of first process of any session is similar as the session ID</text:p>
      <text:p text:style-name="Preformatted_20_Text"/>
      <text:p text:style-name="Preformatted_20_Text">3-View all the processes except session leaders : (ps -d)</text:p>
      <text:p text:style-name="Preformatted_20_Text">4-View all processes except those that fulfill the specified conditions (negates the selection) : </text:p>
      <text:p text:style-name="Preformatted_20_Text">Example – If you want to see only session leader and processes not associated with a terminal. Then, run [ps -a -N]</text:p>
      <text:p text:style-name="Preformatted_20_Text"/>
      <text:p text:style-name="Preformatted_20_Text">5-View all processes associated with this terminal : </text:p>
      <text:p text:style-name="Preformatted_20_Text">beryl@beryl-Latitude-7490:~$ ps -T</text:p>
      <text:p text:style-name="Preformatted_20_Text"><text:s text:c="4"/>PID <text:s text:c="3"/>SPID TTY <text:s text:c="9"/>TIME CMD</text:p>
      <text:p text:style-name="Preformatted_20_Text"><text:s text:c="3"/>2430 <text:s text:c="3"/>2430 pts/0 <text:s text:c="3"/>00:00:00 bash</text:p>
      <text:p text:style-name="Preformatted_20_Text"><text:s text:c="3"/>6718 <text:s text:c="3"/>6718 pts/0 <text:s text:c="3"/>00:00:00 ps</text:p>
      <text:p text:style-name="Preformatted_20_Text"/>
      <text:p text:style-name="Preformatted_20_Text"/>
      <text:p text:style-name="Preformatted_20_Text">6-View all the running processes : (ps -r)</text:p>
      <text:p text:style-name="Preformatted_20_Text">beryl@beryl-Latitude-7490:~$ ps -r</text:p>
      <text:p text:style-name="Preformatted_20_Text"><text:s text:c="4"/>PID TTY <text:s text:c="5"/>STAT <text:s text:c="2"/>TIME COMMAND</text:p>
      <text:p text:style-name="Preformatted_20_Text"><text:s text:c="3"/>6742 pts/0 <text:s text:c="3"/>R+ <text:s text:c="4"/>0:00 ps -r</text:p>
      <text:p text:style-name="Preformatted_20_Text">7-View all processes owned by you [ps -x]</text:p>
      <text:p text:style-name="Preformatted_20_Text"/>
      <text:p text:style-name="Preformatted_20_Text"/>
      <text:p text:style-name="Preformatted_20_Text">[note-&gt; remove folder having content= rm -rf d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22T17:43:59.584700155</dc:date>
    <meta:editing-duration>PT1M25S</meta:editing-duration>
    <meta:editing-cycles>2</meta:editing-cycles>
    <meta:generator>LibreOffice/6.4.7.2$Linux_X86_64 LibreOffice_project/40$Build-2</meta:generator>
    <meta:document-statistic meta:table-count="0" meta:image-count="0" meta:object-count="0" meta:page-count="27" meta:paragraph-count="1257" meta:word-count="5828" meta:character-count="44850" meta:non-whitespace-character-count="37566"/>
  </office:meta>
</office:document-meta>
</file>